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25cm" fo:min-width="17.5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95.744cm" fo:min-width="65.5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17.744cm" fo:min-width="71.5cm"/>
    </style:style>
    <style:style style:name="gr4" style:family="graphic" style:parent-style-name="standard">
      <style:graphic-properties draw:fill="solid" draw:fill-color="#ccff99" draw:textarea-horizontal-align="justify" draw:textarea-vertical-align="middle" draw:auto-grow-height="false" fo:min-height="11.75cm" fo:min-width="35.5cm"/>
    </style:style>
    <style:style style:name="gr5" style:family="graphic" style:parent-style-name="standard">
      <style:graphic-properties draw:stroke="solid" draw:stroke-dash="Fine_20_Dashed" draw:fill="solid" draw:fill-color="#ffcccc" draw:textarea-horizontal-align="justify" draw:textarea-vertical-align="middle" draw:auto-grow-height="false" fo:min-height="41.75cm" fo:min-width="65.5cm"/>
    </style:style>
    <style:style style:name="gr6" style:family="graphic" style:parent-style-name="standard">
      <style:graphic-properties draw:stroke="solid" draw:stroke-dash="Fine_20_Dashed" draw:fill="solid" draw:fill-color="#ffcccc" draw:textarea-horizontal-align="justify" draw:textarea-vertical-align="middle" draw:auto-grow-height="false" fo:min-height="5.75cm" fo:min-width="17.5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29.75cm" fo:min-width="65.5cm"/>
    </style:style>
    <style:style style:name="gr8" style:family="graphic" style:parent-style-name="standard">
      <style:graphic-properties draw:fill="solid" draw:fill-color="#ff99cc" draw:textarea-horizontal-align="justify" draw:textarea-vertical-align="middle" draw:auto-grow-height="false" fo:min-height="29.75cm" fo:min-width="11.5cm"/>
    </style:style>
    <style:style style:name="gr9" style:family="graphic" style:parent-style-name="standard">
      <style:graphic-properties draw:fill="solid" draw:fill-color="#ffcccc" draw:textarea-horizontal-align="justify" draw:textarea-vertical-align="middle" draw:auto-grow-height="false" fo:min-height="53.644cm" fo:min-width="5.5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 fo:min-height="65.744cm" fo:min-width="11.5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17.75cm" fo:min-width="89.5cm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77.744cm" fo:min-width="23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1.75cm" fo:min-width="53.5cm"/>
    </style:style>
    <style:style style:name="gr15" style:family="graphic" style:parent-style-name="standard">
      <style:graphic-properties draw:stroke="solid" svg:stroke-color="#000000" draw:fill="none" draw:fill-color="#ffffff" fo:min-height="4.75cm"/>
    </style:style>
    <style:style style:name="gr16" style:family="graphic" style:parent-style-name="standard">
      <style:graphic-properties draw:stroke="solid" svg:stroke-color="#000000" draw:fill="none" draw:fill-color="#ffffff" fo:min-height="2.75cm"/>
    </style:style>
    <style:style style:name="gr17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color="#ff0000" draw:fill="none" draw:fill-color="#ffffff" fo:min-height="2.833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solid" svg:stroke-color="#000000" draw:fill="none" draw:fill-color="#ffffff" fo:min-height="4.754cm"/>
    </style:style>
    <style:style style:name="gr22" style:family="graphic" style:parent-style-name="standard">
      <style:graphic-properties draw:stroke="solid" svg:stroke-color="#000000" draw:fill="none" draw:fill-color="#ffffff" fo:min-height="4.767cm"/>
    </style:style>
    <style:style style:name="gr23" style:family="graphic" style:parent-style-name="objectwithoutfill">
      <style:graphic-properties draw:marker-end="Arrow" draw:marker-end-width="0.3cm" draw:fill="none" draw:fill-color="#ffccff" draw:textarea-horizontal-align="center" draw:textarea-vertical-align="middle"/>
    </style:style>
    <style:style style:name="gr24" style:family="graphic" style:parent-style-name="objectwithoutfill">
      <style:graphic-properties draw:stroke="dash" draw:stroke-dash="Fine_20_Dotted"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solid" svg:stroke-color="#ff3333" draw:fill="none" draw:fill-color="#ffffff" fo:min-height="4.75cm"/>
    </style:style>
    <style:style style:name="gr26" style:family="graphic" style:parent-style-name="standard">
      <style:graphic-properties draw:stroke="solid" svg:stroke-color="#000000" draw:fill="none" draw:fill-color="#ffffff" fo:min-height="4.728cm"/>
    </style:style>
    <style:style style:name="gr27" style:family="graphic" style:parent-style-name="standard">
      <style:graphic-properties draw:fill="solid" draw:fill-color="#cfe7f5" draw:textarea-horizontal-align="justify" draw:textarea-vertical-align="middle" draw:auto-grow-height="false" fo:min-height="11.75cm" fo:min-width="65.5cm"/>
    </style:style>
    <style:style style:name="gr28" style:family="graphic" style:parent-style-name="standard">
      <style:graphic-properties draw:stroke="dash" draw:stroke-dash="Fine_20_Dashed" svg:stroke-color="#000000" draw:fill="none" draw:fill-color="#ffffff" fo:min-height="4.754cm"/>
    </style:style>
    <style:style style:name="gr29" style:family="graphic" style:parent-style-name="objectwithoutfill">
      <style:graphic-properties draw:stroke="solid" draw:stroke-dash="Fine_20_Dotted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dash" draw:stroke-dash="Fine_20_Dashed" svg:stroke-color="#000000" draw:fill="none" draw:fill-color="#ffffff" fo:min-height="4.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7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use-window-font-color="tru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7.5cm" svg:x="30.5cm" svg:y="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6cm" svg:height="95.994cm" svg:x="48.5cm" svg:y="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2cm" svg:height="17.994cm" svg:x="60.5cm" svg:y="60.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6cm" svg:height="12cm" svg:x="42.5cm" svg:y="114.49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6cm" svg:height="42cm" svg:x="66.5cm" svg:y="78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cm" svg:height="6cm" svg:x="60.5cm" svg:y="114.5cm">
          <text:p text:style-name="P1">Rocke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6cm" svg:height="30cm" svg:x="66.5cm" svg:y="30.5cm">
          <text:p text:style-name="P1">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2cm" svg:height="30cm" svg:x="42.5cm" svg:y="24.494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cm" svg:height="53.894cm" svg:x="36.5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65.994cm" svg:x="24.5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8cm" svg:height="6cm" svg:x="30.5cm" svg:y="108.494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0cm" svg:height="18cm" svg:x="42.5cm" svg:y="150.494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3.5cm" svg:height="77.994cm" svg:x="1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4cm" svg:height="12cm" svg:x="42.5cm" svg:y="126.5cm">
          <text:p text:style-name="P1"/>
          <draw:enhanced-geometry svg:viewBox="0 0 21600 21600" draw:type="rectangle" draw:enhanced-path="M 0 0 L 21600 0 21600 21600 0 21600 0 0 Z N"/>
        </draw:custom-shape>
        <draw:frame draw:style-name="gr15" draw:text-style-name="P2" xml:id="id2" draw:id="id2" draw:layer="layout" svg:width="5cm" svg:height="5cm" svg:x="13cm" svg:y="114.994cm">
          <draw:text-box>
            <text:p><text:span text:style-name="T1">*start</text:span></text:p>
            <text:p><text:span text:style-name="T2">RDicon_start</text:span></text:p>
            <text:p><text:span text:style-name="T3">Starting Technology</text:span></text:p>
            <text:p><text:span text:style-name="T4">(0)</text:span></text:p>
            <text:p><text:span text:style-name="T5">standardNoseCone</text:span></text:p>
            <text:p><text:span text:style-name="T6">probeStackAdapter</text:span></text:p>
            <text:p><text:span text:style-name="T6">solidBooster_sm</text:span></text:p>
            <text:p><text:span text:style-name="T6">sensorThermometer</text:span></text:p>
          </draw:text-box>
        </draw:frame>
        <draw:frame draw:style-name="gr16" draw:text-style-name="P3" xml:id="id1" draw:id="id1" draw:layer="layout" svg:width="12cm" svg:height="3cm" svg:x="9.266cm" svg:y="203cm">
          <draw:text-box>
            <text:p><text:span text:style-name="T7">Solid connections indicate all parents are required.</text:span></text:p>
          </draw:text-box>
        </draw:frame>
        <draw:frame draw:style-name="gr16" draw:text-style-name="P3" draw:layer="layout" svg:width="12cm" svg:height="3cm" svg:x="9.266cm" svg:y="206cm">
          <draw:text-box>
            <text:p><text:span text:style-name="T7">Dashed connections indicate only one parent is required</text:span></text:p>
          </draw:text-box>
        </draw:frame>
        <draw:frame draw:style-name="gr16" draw:text-style-name="P3" draw:layer="layout" svg:width="12cm" svg:height="3cm" svg:x="9.266cm" svg:y="209cm">
          <draw:text-box>
            <text:p><text:span text:style-name="T7">Dashed and solid connections indicate a mistake</text:span></text:p>
          </draw:text-box>
        </draw:frame>
        <draw:connector draw:style-name="gr17" draw:text-style-name="P1" draw:layer="layout" draw:type="lines" svg:x1="4.5cm" svg:y1="196.667cm" svg:x2="9.266cm" svg:y2="195.5cm" svg:d="M4500 196667l4265-1167h501" svg:viewBox="0 0 4767 1168">
          <text:p/>
        </draw:connector>
        <draw:connector draw:style-name="gr18" draw:text-style-name="P1" draw:layer="layout" draw:type="lines" svg:x1="4.527cm" svg:y1="205.408cm" svg:x2="9.266cm" svg:y2="204.5cm" draw:end-shape="id1" svg:d="M4527 205408l4238-908h501" svg:viewBox="0 0 4740 909">
          <text:p/>
        </draw:connector>
        <draw:connector draw:style-name="gr17" draw:text-style-name="P1" draw:layer="layout" draw:type="lines" svg:x1="4.5cm" svg:y1="197.279cm" svg:x2="9.266cm" svg:y2="198.5cm" svg:d="M4500 197279l4265 1221h501" svg:viewBox="0 0 4767 1222">
          <text:p/>
        </draw:connector>
        <draw:connector draw:style-name="gr18" draw:text-style-name="P1" draw:layer="layout" draw:type="lines" svg:x1="4.778cm" svg:y1="199.396cm" svg:x2="9.266cm" svg:y2="198.5cm" svg:d="M4778 199396l3987-896h501" svg:viewBox="0 0 4489 897">
          <text:p/>
        </draw:connector>
        <draw:connector draw:style-name="gr17" draw:text-style-name="P1" draw:layer="layout" draw:type="lines" svg:x1="4.527cm" svg:y1="194.494cm" svg:x2="9.266cm" svg:y2="195.5cm" svg:d="M4527 194494l4238 1006h501" svg:viewBox="0 0 4740 1007">
          <text:p/>
        </draw:connector>
        <draw:connector draw:style-name="gr18" draw:text-style-name="P1" draw:layer="layout" draw:type="lines" svg:x1="4.583cm" svg:y1="203.208cm" svg:x2="9.266cm" svg:y2="204.5cm" draw:end-shape="id1" draw:end-glue-point="3" svg:d="M4583 203208l4182 1292h501" svg:viewBox="0 0 4684 1293">
          <text:p/>
        </draw:connector>
        <draw:frame draw:style-name="gr19" draw:text-style-name="P3" draw:layer="layout" svg:width="12cm" svg:height="3.083cm" svg:x="9.266cm" svg:y="212.417cm">
          <draw:text-box>
            <text:p><text:span text:style-name="T7">Red outline indicates Mod tech (only visible if mod parts are installed)</text:span></text:p>
          </draw:text-box>
        </draw:frame>
        <draw:frame draw:style-name="gr15" draw:text-style-name="P2" xml:id="id3" draw:id="id3" draw:layer="layout" svg:width="5cm" svg:height="5cm" svg:x="19cm" svg:y="109cm">
          <draw:text-box>
            <text:p><text:span text:style-name="T5">telemetry</text:span></text:p>
            <text:p><text:span text:style-name="T8">RDiconTelemetry</text:span></text:p>
            <text:p><text:span text:style-name="T3">Telemetry</text:span></text:p>
            <text:p><text:span text:style-name="T9">(2)</text:span></text:p>
            <text:p><text:span text:style-name="T6">longAntenna</text:span></text:p>
            <text:p><text:span text:style-name="T6">batteryPack</text:span></text:p>
            <text:p><text:span text:style-name="T6">sensorBarometer</text:span></text:p>
            <text:p><text:span text:style-name="T6"/></text:p>
          </draw:text-box>
        </draw:frame>
        <draw:frame draw:style-name="gr15" draw:text-style-name="P2" xml:id="id4" draw:id="id4" draw:layer="layout" svg:width="5cm" svg:height="5cm" svg:x="25cm" svg:y="121cm">
          <draw:text-box>
            <text:p><text:span text:style-name="T5">*survivability</text:span></text:p>
            <text:p><text:span text:style-name="T8">RDicon_survivability</text:span></text:p>
            <text:p><text:span text:style-name="T3">Recovery</text:span></text:p>
            <text:p><text:span text:style-name="T9">(3)</text:span></text:p>
            <text:p><text:span text:style-name="T6">parachuteSingle</text:span></text:p>
            <text:p><text:span text:style-name="T6">GooExperiment</text:span></text:p>
            <text:p><text:span text:style-name="T6"/></text:p>
          </draw:text-box>
        </draw:frame>
        <draw:frame draw:style-name="gr15" draw:text-style-name="P2" xml:id="id6" draw:id="id6" draw:layer="layout" svg:width="5cm" svg:height="5cm" svg:x="31cm" svg:y="108.994cm">
          <draw:text-box>
            <text:p><text:span text:style-name="T6">RCS</text:span></text:p>
            <text:p><text:span text:style-name="T10">RDicon_control-flight-advanced</text:span></text:p>
            <text:p><text:span text:style-name="T11">Reaction Control Systems</text:span></text:p>
            <text:p><text:span text:style-name="T12">(4)</text:span></text:p>
            <text:p><text:span text:style-name="T6">linearRcs</text:span></text:p>
            <text:p><text:span text:style-name="T6"/></text:p>
          </draw:text-box>
        </draw:frame>
        <draw:frame draw:style-name="gr15" draw:text-style-name="P2" xml:id="id7" draw:id="id7" draw:layer="layout" svg:width="5cm" svg:height="5cm" svg:x="43cm" svg:y="115cm">
          <draw:text-box>
            <text:p><text:span text:style-name="T6">*flightControl</text:span></text:p>
            <text:p><text:span text:style-name="T10">RDicon_control-flight-advanced</text:span></text:p>
            <text:p><text:span text:style-name="T11">Reaction Wheel Systems</text:span></text:p>
            <text:p><text:span text:style-name="T12">(8)</text:span></text:p>
            <text:p><text:span text:style-name="T12"/></text:p>
            <text:p><text:span text:style-name="T6">sasModule</text:span></text:p>
            <text:p><text:span text:style-name="T6"/></text:p>
          </draw:text-box>
        </draw:frame>
        <draw:frame draw:style-name="gr15" draw:text-style-name="P2" xml:id="id5" draw:id="id5" draw:layer="layout" svg:width="5cm" svg:height="5cm" svg:x="31cm" svg:y="96.994cm">
          <draw:text-box>
            <text:p><text:span text:style-name="T13">*stability</text:span></text:p>
            <text:p><text:span text:style-name="T14">RDicon_stability</text:span></text:p>
            <text:p><text:span text:style-name="T15">Aerodynamic Stability Systems</text:span></text:p>
            <text:p><text:span text:style-name="T16">(4)</text:span></text:p>
            <text:p><text:span text:style-name="T6">winglet</text:span></text:p>
            <text:p><text:span text:style-name="T6">basicFin</text:span></text:p>
            <text:p><text:span text:style-name="T6">noseCone</text:span></text:p>
            <text:p><text:span text:style-name="T13">R8winglet</text:span></text:p>
          </draw:text-box>
        </draw:frame>
        <draw:connector draw:style-name="gr20" draw:text-style-name="P1" draw:layer="layout" svg:x1="18cm" svg:y1="117.494cm" svg:x2="21.5cm" svg:y2="114cm" draw:start-shape="id2" draw:start-glue-point="1" draw:end-shape="id3" svg:d="M18000 117494h3500v-3494" svg:viewBox="0 0 3501 3495">
          <text:p/>
        </draw:connector>
        <draw:connector draw:style-name="gr20" draw:text-style-name="P1" draw:layer="layout" svg:x1="18cm" svg:y1="117.494cm" svg:x2="27.5cm" svg:y2="121cm" draw:start-shape="id2" draw:start-glue-point="1" draw:end-shape="id4" draw:end-glue-point="0" svg:d="M18000 117494h9500v3506" svg:viewBox="0 0 9501 3507">
          <text:p/>
        </draw:connector>
        <draw:connector draw:style-name="gr20" draw:text-style-name="P1" draw:layer="layout" svg:x1="18cm" svg:y1="117.494cm" svg:x2="31cm" svg:y2="99.494cm" draw:start-shape="id2" draw:start-glue-point="1" draw:end-shape="id5" draw:end-glue-point="3" svg:d="M18000 117494h6500v-18000h6500" svg:viewBox="0 0 13001 18001">
          <text:p/>
        </draw:connector>
        <draw:connector draw:style-name="gr20" draw:text-style-name="P1" draw:layer="layout" svg:x1="18cm" svg:y1="117.494cm" svg:x2="31cm" svg:y2="111.494cm" draw:start-shape="id2" draw:start-glue-point="1" draw:end-shape="id6" draw:end-glue-point="3" svg:d="M18000 117494h6500v-6000h6500" svg:viewBox="0 0 13001 6001">
          <text:p/>
        </draw:connector>
        <draw:connector draw:style-name="gr20" draw:text-style-name="P1" draw:layer="layout" svg:x1="18cm" svg:y1="117.494cm" svg:x2="43cm" svg:y2="117.5cm" draw:start-shape="id2" draw:start-glue-point="1" draw:end-shape="id7" draw:end-glue-point="3" svg:d="M18000 117494h12500v6h12500" svg:viewBox="0 0 25001 7">
          <text:p/>
        </draw:connector>
        <draw:frame draw:style-name="gr15" draw:text-style-name="P2" xml:id="id8" draw:id="id8" draw:layer="layout" svg:width="5cm" svg:height="5cm" svg:x="49cm" svg:y="126.994cm">
          <draw:text-box>
            <text:p><text:span text:style-name="T6">basicCommandModules</text:span></text:p>
            <text:p><text:span text:style-name="T10">RDicon_commandmodules</text:span></text:p>
            <text:p><text:span text:style-name="T12">Command Pods</text:span></text:p>
            <text:p><text:span text:style-name="T12">(11)</text:span></text:p>
            <text:p><text:span text:style-name="T6">mk1pod</text:span></text:p>
          </draw:text-box>
        </draw:frame>
        <draw:connector draw:style-name="gr20" draw:text-style-name="P1" draw:layer="layout" svg:x1="48cm" svg:y1="117.5cm" svg:x2="49cm" svg:y2="129.494cm" draw:start-shape="id7" draw:start-glue-point="1" draw:end-shape="id8" draw:end-glue-point="3" svg:d="M48000 117500h501v5997h-2v5997h501" svg:viewBox="0 0 1001 11995">
          <text:p/>
        </draw:connector>
        <draw:connector draw:style-name="gr20" draw:text-style-name="P1" draw:layer="layout" svg:x1="30cm" svg:y1="123.5cm" svg:x2="49cm" svg:y2="129.494cm" draw:start-shape="id4" draw:start-glue-point="1" draw:end-shape="id8" draw:end-glue-point="3" svg:d="M30000 123500h9500v5994h9500" svg:viewBox="0 0 19001 5995">
          <text:p/>
        </draw:connector>
        <draw:frame draw:style-name="gr15" draw:text-style-name="P2" xml:id="id11" draw:id="id11" draw:layer="layout" svg:width="5cm" svg:height="5cm" svg:x="67cm" svg:y="103cm">
          <draw:text-box>
            <text:p><text:span text:style-name="T6">*basicRocketry</text:span></text:p>
            <text:p><text:span text:style-name="T10">RDicon_rocketry-basic</text:span></text:p>
            <text:p><text:span text:style-name="T11">Basic Rocketry</text:span></text:p>
            <text:p><text:span text:style-name="T12">(32)</text:span></text:p>
            <text:p><text:span text:style-name="T6">liquidEngine (LV-T30)</text:span></text:p>
            <text:p><text:span text:style-name="T13">liquidEngine3 (LV-909)</text:span></text:p>
            <text:p><text:span text:style-name="T6"/></text:p>
            <text:p><text:span text:style-name="T6">fuelTank (FL-400)</text:span></text:p>
          </draw:text-box>
        </draw:frame>
        <draw:frame draw:style-name="gr15" draw:text-style-name="P2" xml:id="id18" draw:id="id18" draw:layer="layout" svg:width="5cm" svg:height="5cm" svg:x="79cm" svg:y="109cm">
          <draw:text-box>
            <text:p><text:span text:style-name="T5">*propulsionSystems</text:span></text:p>
            <text:p><text:span text:style-name="T8">RDicon_propulsionSystems</text:span></text:p>
            <text:p><text:span text:style-name="T3">Light Rocketry</text:span></text:p>
            <text:p><text:span text:style-name="T9">(64)</text:span></text:p>
            <text:p><text:span text:style-name="T5">smallRadialEngine (44-77)</text:span></text:p>
            <text:p><text:span text:style-name="T5">liquidEngineMini (48-7S)</text:span></text:p>
            <text:p><text:span text:style-name="T5">omsEngine (O-10)</text:span></text:p>
          </draw:text-box>
        </draw:frame>
        <draw:frame draw:style-name="gr15" draw:text-style-name="P2" xml:id="id19" draw:id="id19" draw:layer="layout" svg:width="5cm" svg:height="5cm" svg:x="91cm" svg:y="109cm">
          <draw:text-box>
            <text:p><text:span text:style-name="T5">*precisionPropulsion</text:span></text:p>
            <text:p><text:span text:style-name="T8">RDicon_propulsion-precision</text:span></text:p>
            <text:p><text:span text:style-name="T3">Miniature Rocketry</text:span></text:p>
            <text:p><text:span text:style-name="T9">(128)</text:span></text:p>
            <text:p><text:span text:style-name="T9">[Precision Propul.]</text:span></text:p>
            <text:p><text:span text:style-name="T5">microEngine (LV-1)</text:span></text:p>
            <text:p><text:span text:style-name="T5">radialEngineMini (LV-1R)</text:span></text:p>
          </draw:text-box>
        </draw:frame>
        <draw:frame draw:style-name="gr15" draw:text-style-name="P2" xml:id="id26" draw:id="id26" draw:layer="layout" svg:width="5cm" svg:height="5cm" svg:x="67cm" svg:y="78.994cm">
          <draw:text-box>
            <text:p><text:span text:style-name="T5">*fuelSystems</text:span></text:p>
            <text:p><text:span text:style-name="T8">RDicon_fuelSystems</text:span></text:p>
            <text:p><text:span text:style-name="T3">Tank Tech</text:span></text:p>
            <text:p><text:span text:style-name="T9">(32)</text:span></text:p>
            <text:p><text:span text:style-name="T5">stackSeparator</text:span></text:p>
            <text:p><text:span text:style-name="T5">fuelTankSmallFlat</text:span></text:p>
            <text:p><text:span text:style-name="T5">fuelTankSmall</text:span></text:p>
            <text:p><text:span text:style-name="T5">fuelTank_long</text:span></text:p>
          </draw:text-box>
        </draw:frame>
        <draw:frame draw:style-name="gr21" draw:text-style-name="P2" xml:id="id27" draw:id="id27" draw:layer="layout" svg:width="5cm" svg:height="5.004cm" svg:x="79cm" svg:y="84.99cm">
          <draw:text-box>
            <text:p><text:span text:style-name="T5">*advFuelSystems</text:span></text:p>
            <text:p><text:span text:style-name="T8">RDicon_fuelSystems-advanced</text:span></text:p>
            <text:p><text:span text:style-name="T3">Heavy Tank Tech</text:span></text:p>
            <text:p><text:span text:style-name="T9">(64)</text:span></text:p>
            <text:p><text:span text:style-name="T5">decoupler1-2</text:span></text:p>
            <text:p><text:span text:style-name="T5">stackSeparatorBig</text:span></text:p>
            <text:p><text:span text:style-name="T5">fuelTank4-2</text:span></text:p>
            <text:p><text:span text:style-name="T5">fuelTank2-2</text:span></text:p>
            <text:p><text:span text:style-name="T5">fuelTank1-2</text:span></text:p>
            <text:p><text:span text:style-name="T5">fuelTank3-2</text:span></text:p>
          </draw:text-box>
        </draw:frame>
        <draw:frame draw:style-name="gr15" draw:text-style-name="P2" xml:id="id31" draw:id="id31" draw:layer="layout" svg:width="5cm" svg:height="5cm" svg:x="55cm" svg:y="90.994cm">
          <draw:text-box>
            <text:p><text:span text:style-name="T5">separation</text:span></text:p>
            <text:p><text:span text:style-name="T8">RDicon_construction-advanced</text:span></text:p>
            <text:p><text:span text:style-name="T3">Separation Systems</text:span></text:p>
            <text:p><text:span text:style-name="T9">(16)</text:span></text:p>
            <text:p><text:span text:style-name="T5">radialDecoupler1-2</text:span></text:p>
            <text:p><text:span text:style-name="T5">radialDecoupler2</text:span></text:p>
            <text:p><text:span text:style-name="T5">structuralPylon</text:span></text:p>
            <text:p><text:span text:style-name="T5">sepMotor1</text:span></text:p>
          </draw:text-box>
        </draw:frame>
        <draw:frame draw:style-name="gr15" draw:text-style-name="P2" xml:id="id29" draw:id="id29" draw:layer="layout" svg:width="5cm" svg:height="5cm" svg:x="91cm" svg:y="78.994cm">
          <draw:text-box>
            <text:p><text:span text:style-name="T5">*highPerformanceFuelSystems</text:span></text:p>
            <text:p><text:span text:style-name="T8">RDicon_fuelSystems</text:span></text:p>
            <text:p><text:span text:style-name="T3">Fuel Tech</text:span></text:p>
            <text:p><text:span text:style-name="T9">(128)</text:span></text:p>
            <text:p><text:span text:style-name="T5">fuelLine</text:span></text:p>
          </draw:text-box>
        </draw:frame>
        <draw:frame draw:style-name="gr22" draw:text-style-name="P2" xml:id="id30" draw:id="id30" draw:layer="layout" svg:width="5cm" svg:height="5.017cm" svg:x="97cm" svg:y="84.994cm">
          <draw:text-box>
            <text:p><text:span text:style-name="T5">*largeVolumeContainment</text:span></text:p>
            <text:p><text:span text:style-name="T8">RDicon_fuelSystems-highPerformance</text:span></text:p>
            <text:p><text:span text:style-name="T9">Very Heavy Tank Tech</text:span></text:p>
            <text:p><text:span text:style-name="T9">(181)</text:span></text:p>
            <text:p><text:span text:style-name="T5">size3Decoupler</text:span></text:p>
            <text:p><text:span text:style-name="T5">Size3SmallTank</text:span></text:p>
            <text:p><text:span text:style-name="T5">Size3MediumTank</text:span></text:p>
            <text:p><text:span text:style-name="T5">Size3LargeTank</text:span></text:p>
          </draw:text-box>
        </draw:frame>
        <draw:frame draw:style-name="gr15" draw:text-style-name="P2" xml:id="id12" draw:id="id12" draw:layer="layout" svg:width="5cm" svg:height="5cm" svg:x="79cm" svg:y="103cm">
          <draw:text-box>
            <text:p><text:span text:style-name="T6">*generalRocketry</text:span></text:p>
            <text:p><text:span text:style-name="T10">RDicon_rocketry-general</text:span></text:p>
            <text:p><text:span text:style-name="T11">General Rocketry</text:span></text:p>
            <text:p><text:span text:style-name="T12">(64)</text:span></text:p>
            <text:p><text:span text:style-name="T6">liquidEngine2 (LV-T45)</text:span></text:p>
            <text:p><text:span text:style-name="T6">radialLiquidEngine1-2 (Mk-55)</text:span></text:p>
            <text:p><text:span text:style-name="T6"/></text:p>
            <text:p><text:span text:style-name="T6"/></text:p>
          </draw:text-box>
        </draw:frame>
        <draw:frame draw:style-name="gr15" draw:text-style-name="P2" xml:id="id9" draw:id="id9" draw:layer="layout" svg:width="5cm" svg:height="5cm" svg:x="61cm" svg:y="114.994cm">
          <draw:text-box>
            <text:p><text:span text:style-name="T6">solidRocketry</text:span></text:p>
            <text:p><text:span text:style-name="T10">RDicon_rocketry-basic</text:span></text:p>
            <text:p><text:span text:style-name="T11">Solid Rocket Motors</text:span></text:p>
            <text:p><text:span text:style-name="T12">(23)</text:span></text:p>
            <text:p><text:span text:style-name="T6">solidBooster1-1</text:span></text:p>
          </draw:text-box>
        </draw:frame>
        <draw:frame draw:style-name="gr15" draw:text-style-name="P2" xml:id="id10" draw:id="id10" draw:layer="layout" svg:width="5cm" svg:height="5cm" svg:x="73cm" svg:y="114.994cm">
          <draw:text-box>
            <text:p><text:span text:style-name="T6">heavySolidRocketry</text:span></text:p>
            <text:p><text:span text:style-name="T14">RDicon_rocketry-basic</text:span></text:p>
            <text:p><text:span text:style-name="T11">Heavy Solid Rocket Motors</text:span></text:p>
            <text:p><text:span text:style-name="T12">(45)</text:span></text:p>
            <text:p><text:span text:style-name="T6">MassiveBooster</text:span></text:p>
          </draw:text-box>
        </draw:frame>
        <draw:connector draw:style-name="gr23" draw:text-style-name="P1" draw:layer="layout" svg:x1="66cm" svg:y1="117.494cm" svg:x2="73cm" svg:y2="117.494cm" draw:start-shape="id9" draw:start-glue-point="1" draw:end-shape="id10" draw:end-glue-point="3" svg:d="M66000 117494h7000" svg:viewBox="0 0 7001 1">
          <text:p/>
        </draw:connector>
        <draw:frame draw:style-name="gr22" draw:text-style-name="P2" xml:id="id13" draw:id="id13" draw:layer="layout" svg:width="5cm" svg:height="5.017cm" svg:x="79cm" svg:y="97cm">
          <draw:text-box>
            <text:p><text:span text:style-name="T6">*heavyRocketry</text:span></text:p>
            <text:p><text:span text:style-name="T10">RDicon_rocketry-heavy</text:span></text:p>
            <text:p><text:span text:style-name="T11">Heavy Rocketry</text:span></text:p>
            <text:p><text:span text:style-name="T12">(64)</text:span></text:p>
            <text:p><text:span text:style-name="T13">liquidEngine2-2 (RE-L10)</text:span></text:p>
            <text:p><text:span text:style-name="T6">engineLargeSkipper (RE-I5)</text:span></text:p>
            <text:p><text:span text:style-name="T6">liquidEngine1-2 (RE-M3)</text:span></text:p>
          </draw:text-box>
        </draw:frame>
        <draw:frame draw:style-name="gr15" draw:text-style-name="P2" xml:id="id14" draw:id="id14" draw:layer="layout" svg:width="5cm" svg:height="5cm" svg:x="91cm" svg:y="97cm">
          <draw:text-box>
            <text:p><text:span text:style-name="T6">*heavierRocketry</text:span></text:p>
            <text:p><text:span text:style-name="T10">RDicon_rocketry-heavier</text:span></text:p>
            <text:p><text:span text:style-name="T11">Heavier Rocketry</text:span></text:p>
            <text:p><text:span text:style-name="T12">(128)</text:span></text:p>
            <text:p><text:span text:style-name="T12">[Hvier. Rocketry]</text:span></text:p>
            <text:p><text:span text:style-name="T6">Size2LFB (KR-1x2)</text:span></text:p>
            <text:p><text:span text:style-name="T13">Size3AdvancedEngine (KR-2L+)</text:span></text:p>
            <text:p><text:span text:style-name="T6"/></text:p>
          </draw:text-box>
        </draw:frame>
        <draw:frame draw:style-name="gr15" draw:text-style-name="P2" xml:id="id15" draw:id="id15" draw:layer="layout" svg:width="5cm" svg:height="5cm" svg:x="109cm" svg:y="97cm">
          <draw:text-box>
            <text:p><text:span text:style-name="T6">*veryHeavyRocketry</text:span></text:p>
            <text:p><text:span text:style-name="T10">RDicon_rocketry-veryHeavy</text:span></text:p>
            <text:p><text:span text:style-name="T11">Very Heavy Rocketry</text:span></text:p>
            <text:p><text:span text:style-name="T12">(362)</text:span></text:p>
            <text:p><text:span text:style-name="T6">Size3EngineCluster (KS-24x4)</text:span></text:p>
            <text:p><text:span text:style-name="T6"/></text:p>
          </draw:text-box>
        </draw:frame>
        <draw:frame draw:style-name="gr15" draw:text-style-name="P2" xml:id="id16" draw:id="id16" draw:layer="layout" svg:width="5cm" svg:height="5cm" svg:x="103cm" svg:y="103cm">
          <draw:text-box>
            <text:p><text:span text:style-name="T6">*advRocketry</text:span></text:p>
            <text:p><text:span text:style-name="T10">RDicon_rocketry-advanced</text:span></text:p>
            <text:p><text:span text:style-name="T11">Advanced Rocketry</text:span></text:p>
            <text:p><text:span text:style-name="T12">(256)</text:span></text:p>
            <text:p><text:span text:style-name="T6">toroidalAerospike (T1)</text:span></text:p>
            <text:p><text:span text:style-name="T6"/></text:p>
          </draw:text-box>
        </draw:frame>
        <draw:frame draw:style-name="gr15" draw:text-style-name="P2" xml:id="id17" draw:id="id17" draw:layer="layout" svg:width="5cm" svg:height="5cm" svg:x="115cm" svg:y="109.006cm">
          <draw:text-box>
            <text:p><text:span text:style-name="T6">*nuclearPropulsion</text:span></text:p>
            <text:p><text:span text:style-name="T10">RDicon_propulsion-nuclear</text:span></text:p>
            <text:p><text:span text:style-name="T11">Nuclear Propulsion</text:span></text:p>
            <text:p><text:span text:style-name="T12">(</text:span><text:span text:style-name="T16">512</text:span><text:span text:style-name="T12">)</text:span></text:p>
            <text:p><text:span text:style-name="T6">nuclearEngine (LV-N)</text:span></text:p>
            <text:p><text:span text:style-name="T6"/></text:p>
            <text:p><text:span text:style-name="T6"/></text:p>
          </draw:text-box>
        </draw:frame>
        <draw:connector draw:style-name="gr23" draw:text-style-name="P1" draw:layer="layout" svg:x1="72cm" svg:y1="105.5cm" svg:x2="79cm" svg:y2="105.5cm" draw:start-shape="id11" draw:start-glue-point="1" draw:end-shape="id12" draw:end-glue-point="3" svg:d="M72000 105500h7000" svg:viewBox="0 0 7001 1">
          <text:p/>
        </draw:connector>
        <draw:connector draw:style-name="gr23" draw:text-style-name="P1" draw:layer="layout" svg:x1="84cm" svg:y1="99.508cm" svg:x2="91cm" svg:y2="99.5cm" draw:start-shape="id13" draw:start-glue-point="1" draw:end-shape="id14" draw:end-glue-point="3" svg:d="M84000 99508h3500v-8h3500" svg:viewBox="0 0 7001 9">
          <text:p/>
        </draw:connector>
        <draw:connector draw:style-name="gr23" draw:text-style-name="P1" draw:layer="layout" svg:x1="96cm" svg:y1="99.5cm" svg:x2="109cm" svg:y2="99.5cm" draw:start-shape="id14" draw:start-glue-point="1" draw:end-shape="id15" draw:end-glue-point="3" svg:d="M96000 99500h13000" svg:viewBox="0 0 13001 1">
          <text:p/>
        </draw:connector>
        <draw:connector draw:style-name="gr23" draw:text-style-name="P1" draw:layer="layout" svg:x1="84cm" svg:y1="105.5cm" svg:x2="103cm" svg:y2="105.5cm" draw:start-shape="id12" draw:start-glue-point="1" draw:end-shape="id16" draw:end-glue-point="3" svg:d="M84000 105500h19000" svg:viewBox="0 0 19001 1">
          <text:p/>
        </draw:connector>
        <draw:connector draw:style-name="gr23" draw:text-style-name="P1" draw:layer="layout" svg:x1="108cm" svg:y1="105.5cm" svg:x2="115cm" svg:y2="111.506cm" draw:start-shape="id16" draw:start-glue-point="1" draw:end-shape="id17" draw:end-glue-point="3" svg:d="M108000 105500h3500v6006h3500" svg:viewBox="0 0 7001 6007">
          <text:p/>
        </draw:connector>
        <draw:connector draw:style-name="gr23" draw:text-style-name="P1" draw:layer="layout" svg:x1="84cm" svg:y1="111.5cm" svg:x2="91cm" svg:y2="111.5cm" draw:start-shape="id18" draw:start-glue-point="1" draw:end-shape="id19" draw:end-glue-point="3" svg:d="M84000 111500h7000" svg:viewBox="0 0 7001 1">
          <text:p/>
        </draw:connector>
        <draw:frame draw:style-name="gr15" draw:text-style-name="P2" xml:id="id28" draw:id="id28" draw:layer="layout" svg:width="5cm" svg:height="5cm" svg:x="85cm" svg:y="115cm">
          <draw:text-box>
            <text:p><text:span text:style-name="T5">*miniaturization</text:span></text:p>
            <text:p><text:span text:style-name="T8">RDicon_miniaturization</text:span></text:p>
            <text:p><text:span text:style-name="T3">Light Tank Tech</text:span></text:p>
            <text:p><text:span text:style-name="T9">(91)</text:span></text:p>
            <text:p><text:span text:style-name="T5">stackDecouplerMini</text:span></text:p>
            <text:p><text:span text:style-name="T5">stackSeparatorMini</text:span></text:p>
            <text:p><text:span text:style-name="T6">miniFuelTank</text:span></text:p>
            <text:p><text:span text:style-name="T5">toroidalFuelTank</text:span></text:p>
            <text:p><text:span text:style-name="T5">rcsTankMini</text:span></text:p>
          </draw:text-box>
        </draw:frame>
        <draw:frame draw:style-name="gr15" draw:text-style-name="P2" xml:id="id22" draw:id="id22" draw:layer="layout" svg:width="5cm" svg:height="5cm" svg:x="61cm" svg:y="73cm">
          <draw:text-box>
            <text:p><text:span text:style-name="T6">basicJetEngines</text:span></text:p>
            <text:p><text:span text:style-name="T10">RDicon_aerodynamics-heavy</text:span></text:p>
            <text:p><text:span text:style-name="T11">Jet Engines</text:span></text:p>
            <text:p><text:span text:style-name="T12">(23)</text:span></text:p>
            <text:p><text:span text:style-name="T13">MK1Fuselage</text:span></text:p>
            <text:p><text:span text:style-name="T6">JetEngine</text:span></text:p>
            <text:p><text:span text:style-name="T6">airScoop</text:span></text:p>
            <text:p><text:span text:style-name="T6"/></text:p>
            <text:p><text:span text:style-name="T6"/></text:p>
          </draw:text-box>
        </draw:frame>
        <draw:frame draw:style-name="gr15" draw:text-style-name="P2" xml:id="id21" draw:id="id21" draw:layer="layout" svg:width="5cm" svg:height="5cm" svg:x="103cm" svg:y="73cm">
          <draw:text-box>
            <text:p><text:span text:style-name="T6">hyperAerodynamics</text:span></text:p>
            <text:p><text:span text:style-name="T10">RDicon_aerodynamics-heavy</text:span></text:p>
            <text:p><text:span text:style-name="T12">Hypersonic Airflow</text:span></text:p>
            <text:p><text:span text:style-name="T12">(256)</text:span></text:p>
            <text:p><text:span text:style-name="T6">shockConeIntake</text:span></text:p>
            <text:p><text:span text:style-name="T6"/></text:p>
          </draw:text-box>
        </draw:frame>
        <draw:frame draw:style-name="gr15" draw:text-style-name="P2" xml:id="id20" draw:id="id20" draw:layer="layout" svg:width="5cm" svg:height="5cm" svg:x="115cm" svg:y="84.994cm">
          <draw:text-box>
            <text:p><text:span text:style-name="T6">hybridPropulsion</text:span></text:p>
            <text:p><text:span text:style-name="T17">RDicon_aerodynamics-experimental</text:span></text:p>
            <text:p><text:span text:style-name="T11">Hybrid Propulsion</text:span></text:p>
            <text:p><text:span text:style-name="T12">(512)</text:span></text:p>
            <text:p><text:span text:style-name="T6">RAPIER (CR-7)</text:span></text:p>
          </draw:text-box>
        </draw:frame>
        <draw:connector draw:style-name="gr23" draw:text-style-name="P1" draw:layer="layout" svg:x1="108cm" svg:y1="105.5cm" svg:x2="117.5cm" svg:y2="89.994cm" draw:start-shape="id16" draw:start-glue-point="1" draw:end-shape="id20" draw:end-glue-point="2" svg:d="M108000 105500h9500v-15506" svg:viewBox="0 0 9501 15507">
          <text:p/>
        </draw:connector>
        <draw:connector draw:style-name="gr23" draw:text-style-name="P1" draw:layer="layout" svg:x1="108cm" svg:y1="75.5cm" svg:x2="115cm" svg:y2="87.494cm" draw:start-shape="id21" draw:start-glue-point="1" draw:end-shape="id20" draw:end-glue-point="3" svg:d="M108000 75500h3500v11994h3500" svg:viewBox="0 0 7001 11995">
          <text:p/>
        </draw:connector>
        <draw:connector draw:style-name="gr23" draw:text-style-name="P1" draw:layer="layout" svg:x1="66cm" svg:y1="75.5cm" svg:x2="85cm" svg:y2="75.494cm" draw:start-shape="id22" draw:start-glue-point="1" draw:end-shape="id23" draw:end-glue-point="3" svg:d="M66000 75500h9500v-6h9500" svg:viewBox="0 0 19001 7">
          <text:p/>
        </draw:connector>
        <draw:frame draw:style-name="gr15" draw:text-style-name="P2" xml:id="id24" draw:id="id24" draw:layer="layout" svg:width="5cm" svg:height="5cm" svg:x="49cm" svg:y="96.987cm">
          <draw:text-box>
            <text:p><text:span text:style-name="T6">*engineering101</text:span></text:p>
            <text:p><text:span text:style-name="T10">RDicon_engineering101</text:span></text:p>
            <text:p><text:span text:style-name="T11">Engineering 101</text:span></text:p>
            <text:p><text:span text:style-name="T12">(11)</text:span></text:p>
            <text:p><text:span text:style-name="T6">radialDecoupler</text:span></text:p>
            <text:p><text:span text:style-name="T6">stackDecoupler</text:span></text:p>
            <text:p><text:span text:style-name="T6">solidBooster</text:span></text:p>
          </draw:text-box>
        </draw:frame>
        <draw:connector draw:style-name="gr23" draw:text-style-name="P1" draw:layer="layout" svg:x1="36cm" svg:y1="99.494cm" svg:x2="49cm" svg:y2="99.487cm" draw:start-shape="id5" draw:start-glue-point="1" draw:end-shape="id24" draw:end-glue-point="3" svg:d="M36000 99494h6500v-7h6500" svg:viewBox="0 0 13001 8">
          <text:p/>
        </draw:connector>
        <draw:connector draw:style-name="gr23" draw:text-style-name="P1" draw:layer="layout" svg:x1="48cm" svg:y1="117.5cm" svg:x2="51.5cm" svg:y2="101.987cm" draw:start-shape="id7" draw:start-glue-point="1" draw:end-shape="id24" draw:end-glue-point="2" svg:d="M48000 117500h3500v-15513" svg:viewBox="0 0 3501 15514">
          <text:p/>
        </draw:connector>
        <draw:connector draw:style-name="gr23" draw:text-style-name="P1" draw:layer="layout" svg:x1="33.5cm" svg:y1="108.994cm" svg:x2="51.5cm" svg:y2="101.987cm" draw:start-shape="id6" draw:start-glue-point="0" draw:end-shape="id24" draw:end-glue-point="2" svg:d="M33500 108994v-3503h18000v-3504" svg:viewBox="0 0 18001 7008">
          <text:p/>
        </draw:connector>
        <draw:frame draw:style-name="gr15" draw:text-style-name="P2" xml:id="id52" draw:id="id52" draw:layer="layout" svg:width="5cm" svg:height="5cm" svg:x="49cm" svg:y="132.994cm">
          <draw:text-box>
            <text:p><text:span text:style-name="T6">heatShields</text:span></text:p>
            <text:p><text:span text:style-name="T12">Heat Shields</text:span></text:p>
            <text:p><text:span text:style-name="T12">(11)</text:span></text:p>
            <text:p><text:span text:style-name="T6">HeatShield1</text:span></text:p>
          </draw:text-box>
        </draw:frame>
        <draw:frame draw:style-name="gr15" draw:text-style-name="P2" xml:id="id25" draw:id="id25" draw:layer="layout" svg:width="5cm" svg:height="5cm" svg:x="43cm" svg:y="108.994cm">
          <draw:text-box>
            <text:p><text:span text:style-name="T6">advRCS</text:span></text:p>
            <text:p><text:span text:style-name="T14">RDicon_control-flight</text:span></text:p>
            <text:p><text:span text:style-name="T11">Advanced Reaction Control Systems</text:span></text:p>
            <text:p><text:span text:style-name="T12">(8)</text:span></text:p>
            <text:p><text:span text:style-name="T6">vernierEngine</text:span></text:p>
            <text:p><text:span text:style-name="T13">RCSBlock</text:span></text:p>
            <text:p><text:span text:style-name="T13">radialRCSTank</text:span></text:p>
            <text:p><text:span text:style-name="T13">rcsTankRadialLong</text:span></text:p>
            <text:p><text:span text:style-name="T6"/></text:p>
          </draw:text-box>
        </draw:frame>
        <draw:connector draw:style-name="gr20" draw:text-style-name="P1" draw:layer="layout" svg:x1="36cm" svg:y1="111.494cm" svg:x2="43cm" svg:y2="111.494cm" draw:start-shape="id6" draw:start-glue-point="1" draw:end-shape="id25" draw:end-glue-point="3" svg:d="M36000 111494h7000" svg:viewBox="0 0 7001 1">
          <text:p/>
        </draw:connector>
        <draw:connector draw:style-name="gr20" draw:text-style-name="P1" draw:layer="layout" svg:x1="72cm" svg:y1="105.5cm" svg:x2="79cm" svg:y2="99.508cm" draw:start-shape="id11" draw:start-glue-point="1" draw:end-shape="id13" svg:d="M72000 105500h3500v-5992h3500" svg:viewBox="0 0 7001 5993">
          <text:p/>
        </draw:connector>
        <draw:connector draw:style-name="gr20" draw:text-style-name="P1" draw:layer="layout" svg:x1="69.5cm" svg:y1="103cm" svg:x2="69.5cm" svg:y2="83.994cm" draw:start-shape="id11" draw:start-glue-point="0" draw:end-shape="id26" draw:end-glue-point="2" svg:d="M69500 103000v-19006" svg:viewBox="0 0 1 19007">
          <text:p/>
        </draw:connector>
        <draw:connector draw:style-name="gr24" draw:text-style-name="P1" draw:layer="layout" svg:x1="72cm" svg:y1="81.494cm" svg:x2="79cm" svg:y2="87.492cm" draw:start-shape="id26" draw:start-glue-point="1" draw:end-shape="id27" draw:end-glue-point="3" svg:d="M72000 81494h3500v5998h3500" svg:viewBox="0 0 7001 5999">
          <text:p/>
        </draw:connector>
        <draw:connector draw:style-name="gr20" draw:text-style-name="P1" draw:layer="layout" svg:x1="84cm" svg:y1="111.5cm" svg:x2="87.5cm" svg:y2="115cm" draw:start-shape="id18" draw:start-glue-point="1" draw:end-shape="id28" draw:end-glue-point="0" svg:d="M84000 111500h3500v3500" svg:viewBox="0 0 3501 3501">
          <text:p/>
        </draw:connector>
        <draw:connector draw:style-name="gr24" draw:text-style-name="P1" draw:layer="layout" svg:x1="72cm" svg:y1="81.494cm" svg:x2="91cm" svg:y2="81.494cm" draw:start-shape="id26" draw:start-glue-point="1" draw:end-shape="id29" draw:end-glue-point="3" svg:d="M72000 81494h19000" svg:viewBox="0 0 19001 1">
          <text:p/>
        </draw:connector>
        <draw:connector draw:style-name="gr24" draw:text-style-name="P1" draw:layer="layout" svg:x1="84cm" svg:y1="87.492cm" svg:x2="91cm" svg:y2="81.494cm" draw:start-shape="id27" draw:start-glue-point="1" draw:end-shape="id29" svg:d="M84000 87492h3500v-5998h3500" svg:viewBox="0 0 7001 5999">
          <text:p/>
        </draw:connector>
        <draw:connector draw:style-name="gr24" draw:text-style-name="P1" draw:layer="layout" svg:x1="84cm" svg:y1="87.492cm" svg:x2="97cm" svg:y2="87.502cm" draw:start-shape="id27" draw:start-glue-point="1" draw:end-shape="id30" draw:end-glue-point="3" svg:d="M84000 87492h6500v10h6500" svg:viewBox="0 0 13001 11">
          <text:p/>
        </draw:connector>
        <draw:connector draw:style-name="gr24" draw:text-style-name="P1" draw:layer="layout" svg:x1="81.5cm" svg:y1="97cm" svg:x2="81.5cm" svg:y2="89.994cm" draw:start-shape="id13" draw:start-glue-point="0" draw:end-shape="id27" draw:end-glue-point="2" svg:d="M81500 97000v-7006" svg:viewBox="0 0 1 7007">
          <text:p/>
        </draw:connector>
        <draw:connector draw:style-name="gr24" draw:text-style-name="P1" draw:layer="layout" svg:x1="93.5cm" svg:y1="97cm" svg:x2="97cm" svg:y2="87.502cm" draw:start-shape="id14" draw:start-glue-point="0" draw:end-shape="id30" draw:end-glue-point="3" svg:d="M93500 97000v-9498h3500" svg:viewBox="0 0 3501 9499">
          <text:p/>
        </draw:connector>
        <draw:connector draw:style-name="gr24" draw:text-style-name="P1" draw:layer="layout" svg:x1="99.5cm" svg:y1="84.994cm" svg:x2="96cm" svg:y2="81.494cm" draw:start-shape="id30" draw:start-glue-point="0" draw:end-shape="id29" svg:d="M99500 84994v-3500h-3500" svg:viewBox="0 0 3501 3501">
          <text:p/>
        </draw:connector>
        <draw:connector draw:style-name="gr20" draw:text-style-name="P1" draw:layer="layout" svg:x1="72cm" svg:y1="105.5cm" svg:x2="79cm" svg:y2="111.5cm" draw:start-shape="id11" draw:start-glue-point="1" draw:end-shape="id18" draw:end-glue-point="3" svg:d="M72000 105500h3500v6000h3500" svg:viewBox="0 0 7001 6001">
          <text:p/>
        </draw:connector>
        <draw:frame draw:style-name="gr15" draw:text-style-name="P2" xml:id="id44" draw:id="id44" draw:layer="layout" svg:width="5cm" svg:height="5cm" svg:x="91cm" svg:y="19cm">
          <draw:text-box>
            <text:p><text:span text:style-name="T5">*specializedConstruction</text:span></text:p>
            <text:p><text:span text:style-name="T8">RDicon_construction-specialized</text:span></text:p>
            <text:p><text:span text:style-name="T3">Docking</text:span></text:p>
            <text:p><text:span text:style-name="T9">(128)</text:span></text:p>
            <text:p><text:span text:style-name="T5">dockingPort3</text:span></text:p>
            <text:p><text:span text:style-name="T5">dockingPort2</text:span></text:p>
            <text:p><text:span text:style-name="T5"/></text:p>
          </draw:text-box>
        </draw:frame>
        <draw:frame draw:style-name="gr15" draw:text-style-name="P2" xml:id="id45" draw:id="id45" draw:layer="layout" svg:width="5cm" svg:height="5cm" svg:x="103cm" svg:y="25cm">
          <draw:text-box>
            <text:p><text:span text:style-name="T5">advSpecializedConstruction</text:span></text:p>
            <text:p><text:span text:style-name="T8">RDicon_construction-specialized</text:span></text:p>
            <text:p><text:span text:style-name="T3">Advanced Docking</text:span></text:p>
            <text:p><text:span text:style-name="T9">(256)</text:span></text:p>
            <text:p><text:span text:style-name="T5">dockingPort1</text:span></text:p>
            <text:p><text:span text:style-name="T5">dockingPortLateral</text:span></text:p>
            <text:p><text:span text:style-name="T5">dockingPortLarge</text:span></text:p>
          </draw:text-box>
        </draw:frame>
        <draw:frame draw:style-name="gr15" draw:text-style-name="P2" xml:id="id46" draw:id="id46" draw:layer="layout" svg:width="5cm" svg:height="5cm" svg:x="109cm" svg:y="19cm">
          <draw:text-box>
            <text:p><text:span text:style-name="T5">*actuators</text:span></text:p>
            <text:p><text:span text:style-name="T8">RDicon_construction-specialized</text:span></text:p>
            <text:p><text:span text:style-name="T3">Actuators</text:span></text:p>
            <text:p><text:span text:style-name="T9">(362)</text:span></text:p>
            <text:p><text:span text:style-name="T5">GrapplingDevice</text:span></text:p>
          </draw:text-box>
        </draw:frame>
        <draw:frame draw:style-name="gr15" draw:text-style-name="P2" xml:id="id42" draw:id="id42" draw:layer="layout" svg:width="5cm" svg:height="5cm" svg:x="79cm" svg:y="13cm">
          <draw:text-box>
            <text:p><text:span text:style-name="T5">*metaMaterials</text:span></text:p>
            <text:p><text:span text:style-name="T8">RDicon_metamaterials</text:span></text:p>
            <text:p><text:span text:style-name="T3">Habitation</text:span></text:p>
            <text:p><text:span text:style-name="T9">(64)</text:span></text:p>
            <text:p><text:span text:style-name="T5">crewCabin</text:span></text:p>
          </draw:text-box>
        </draw:frame>
        <draw:frame draw:style-name="gr25" draw:text-style-name="P2" xml:id="id109" draw:id="id109" draw:layer="layout" svg:width="5cm" svg:height="5cm" svg:x="103cm" svg:y="13cm">
          <draw:text-box>
            <text:p><text:span text:style-name="T9">Station Const. (256)</text:span></text:p>
            <text:p><text:span text:style-name="T18"/></text:p>
          </draw:text-box>
        </draw:frame>
        <draw:connector draw:style-name="gr20" draw:text-style-name="P1" draw:layer="layout" svg:x1="54cm" svg:y1="99.487cm" svg:x2="61cm" svg:y2="117.494cm" draw:start-shape="id24" draw:start-glue-point="1" draw:end-shape="id9" svg:d="M54000 99487h3500v18007h3500" svg:viewBox="0 0 7001 18008">
          <text:p/>
        </draw:connector>
        <draw:connector draw:style-name="gr20" draw:text-style-name="P1" draw:layer="layout" svg:x1="54cm" svg:y1="99.487cm" svg:x2="61cm" svg:y2="75.5cm" draw:start-shape="id24" draw:start-glue-point="1" draw:end-shape="id22" draw:end-glue-point="3" svg:d="M54000 99487h3500v-23987h3500" svg:viewBox="0 0 7001 23988">
          <text:p/>
        </draw:connector>
        <draw:connector draw:style-name="gr20" draw:text-style-name="P1" draw:layer="layout" svg:x1="54cm" svg:y1="99.487cm" svg:x2="67cm" svg:y2="105.5cm" draw:start-shape="id24" draw:start-glue-point="1" draw:end-shape="id11" svg:d="M54000 99487h6500v6013h6500" svg:viewBox="0 0 13001 6014">
          <text:p/>
        </draw:connector>
        <draw:frame draw:style-name="gr26" draw:text-style-name="P2" xml:id="id88" draw:id="id88" draw:layer="layout" svg:width="5cm" svg:height="4.978cm" svg:x="91cm" svg:y="49cm">
          <draw:text-box>
            <text:p><text:span text:style-name="T6">mk2airframe</text:span></text:p>
            <text:p><text:span text:style-name="T14">RDicon_aerospaceTech</text:span></text:p>
            <text:p><text:span text:style-name="T11">Mk2 Airframe Designs</text:span></text:p>
            <text:p><text:span text:style-name="T12">(128)</text:span></text:p>
            <text:p><text:span text:style-name="T6">mk2FuselageShortLiquid</text:span></text:p>
            <text:p><text:span text:style-name="T6">mk2FuselageShortLFO</text:span></text:p>
            <text:p><text:span text:style-name="T6">mk2FuselageShortMono</text:span></text:p>
          </draw:text-box>
        </draw:frame>
        <draw:frame draw:style-name="gr15" draw:text-style-name="P2" xml:id="id36" draw:id="id36" draw:layer="layout" svg:width="5cm" svg:height="5cm" svg:x="49cm" svg:y="60.994cm">
          <draw:text-box>
            <text:p><text:span text:style-name="T6">*generalConstruction</text:span></text:p>
            <text:p><text:span text:style-name="T10">RDicon_construction-general</text:span></text:p>
            <text:p><text:span text:style-name="T11">General Construction</text:span></text:p>
            <text:p><text:span text:style-name="T12">(11)</text:span></text:p>
            <text:p><text:span text:style-name="T5">smallHardpoint</text:span></text:p>
            <text:p><text:span text:style-name="T5">stackPoint1</text:span></text:p>
            <text:p><text:span text:style-name="T13">launchClamp1</text:span></text:p>
            <text:p><text:span text:style-name="T13">strutConnector</text:span></text:p>
            <text:p><text:span text:style-name="T13">adapterSmallMiniShort</text:span></text:p>
            <text:p><text:span text:style-name="T13">largeAdapter2</text:span></text:p>
          </draw:text-box>
        </draw:frame>
        <draw:frame draw:style-name="gr15" draw:text-style-name="P2" xml:id="id92" draw:id="id92" draw:layer="layout" svg:width="5cm" svg:height="5cm" svg:x="79cm" svg:y="55cm">
          <draw:text-box>
            <text:p><text:span text:style-name="T6">Mk1airframe</text:span></text:p>
            <text:p><text:span text:style-name="T10">RDicon_aerospaceTech</text:span></text:p>
            <text:p><text:span text:style-name="T11">Mk1 Airframe Designs</text:span></text:p>
            <text:p><text:span text:style-name="T12">(64)</text:span></text:p>
            <text:p><text:span text:style-name="T6">noseConeAdapter</text:span></text:p>
            <text:p><text:span text:style-name="T13">MK1IntakeFuselage</text:span></text:p>
            <text:p><text:span text:style-name="T6">airplaneTailB</text:span></text:p>
          </draw:text-box>
        </draw:frame>
        <draw:frame draw:style-name="gr15" draw:text-style-name="P2" xml:id="id90" draw:id="id90" draw:layer="layout" svg:width="5cm" svg:height="5cm" svg:x="103cm" svg:y="55cm">
          <draw:text-box>
            <text:p><text:span text:style-name="T19">mk3airframe</text:span></text:p>
            <text:p><text:span text:style-name="T14">RDicon_aerospaceTech</text:span></text:p>
            <text:p><text:span text:style-name="T15">Mk3 Airframe Designs</text:span></text:p>
            <text:p><text:span text:style-name="T20">(256)</text:span></text:p>
            <text:p><text:span text:style-name="T6">mk3FuselageLF_25</text:span></text:p>
            <text:p><text:span text:style-name="T6">mk3FuselageLF_50</text:span></text:p>
            <text:p><text:span text:style-name="T6">mk3FuselageLF_100</text:span></text:p>
          </draw:text-box>
        </draw:frame>
        <draw:frame draw:style-name="gr15" draw:text-style-name="P2" xml:id="id40" draw:id="id40" draw:layer="layout" svg:width="5cm" svg:height="5cm" svg:x="55cm" svg:y="72.994cm">
          <draw:text-box>
            <text:p><text:span text:style-name="T21">girders</text:span></text:p>
            <text:p><text:span text:style-name="T22">RDicon_miniaturization</text:span></text:p>
            <text:p><text:span text:style-name="T11">Girders</text:span></text:p>
            <text:p><text:span text:style-name="T16">(16)</text:span></text:p>
            <text:p><text:span text:style-name="T6">trussPiece1x</text:span></text:p>
            <text:p><text:span text:style-name="T6">trussPiece3x</text:span></text:p>
            <text:p><text:span text:style-name="T6">trussAdapter</text:span></text:p>
          </draw:text-box>
        </draw:frame>
        <draw:connector draw:style-name="gr20" draw:text-style-name="P1" draw:layer="layout" svg:x1="54cm" svg:y1="99.487cm" svg:x2="57.5cm" svg:y2="95.994cm" draw:start-shape="id24" draw:start-glue-point="1" draw:end-shape="id31" draw:end-glue-point="2" svg:d="M54000 99487h3500v-3493" svg:viewBox="0 0 3501 3494">
          <text:p/>
        </draw:connector>
        <draw:custom-shape draw:style-name="gr27" draw:text-style-name="P1" draw:layer="layout" svg:width="66cm" svg:height="12cm" svg:x="42.5cm" svg:y="138.5cm">
          <text:p text:style-name="P1"/>
          <draw:enhanced-geometry svg:viewBox="0 0 21600 21600" draw:type="rectangle" draw:enhanced-path="M 0 0 L 21600 0 21600 21600 0 21600 0 0 Z N"/>
        </draw:custom-shape>
        <draw:frame draw:style-name="gr15" draw:text-style-name="P2" xml:id="id35" draw:id="id35" draw:layer="layout" svg:width="5cm" svg:height="5cm" svg:x="55cm" svg:y="120.994cm">
          <draw:text-box>
            <text:p><text:span text:style-name="T6">*advFlightControl</text:span></text:p>
            <text:p><text:span text:style-name="T10">RDicon_control-flight</text:span></text:p>
            <text:p><text:span text:style-name="T11">Advanced Reaction Wheels</text:span></text:p>
            <text:p><text:span text:style-name="T12">(16)</text:span></text:p>
            <text:p><text:span text:style-name="T6">advSasModule</text:span></text:p>
            <text:p><text:span text:style-name="T6"/></text:p>
          </draw:text-box>
        </draw:frame>
        <draw:frame draw:style-name="gr15" draw:text-style-name="P2" xml:id="id33" draw:id="id33" draw:layer="layout" svg:width="5cm" svg:height="5cm" svg:x="73cm" svg:y="126.994cm">
          <draw:text-box>
            <text:p><text:span text:style-name="T6">landingCommandModules</text:span></text:p>
            <text:p><text:span text:style-name="T14">RDicon_commandmodules</text:span></text:p>
            <text:p><text:span text:style-name="T11">Landing Pods</text:span></text:p>
            <text:p><text:span text:style-name="T16">(45)</text:span></text:p>
            <text:p><text:span text:style-name="T6">landerCabinSmall</text:span></text:p>
          </draw:text-box>
        </draw:frame>
        <draw:frame draw:style-name="gr15" draw:text-style-name="P2" xml:id="id34" draw:id="id34" draw:layer="layout" svg:width="5cm" svg:height="5cm" svg:x="91cm" svg:y="126.994cm">
          <draw:text-box>
            <text:p><text:span text:style-name="T6">largelandingCommandModules</text:span></text:p>
            <text:p><text:span text:style-name="T14">RDicon_commandmodules</text:span></text:p>
            <text:p><text:span text:style-name="T11">Large Landing Pods</text:span></text:p>
            <text:p><text:span text:style-name="T12">(128)</text:span></text:p>
            <text:p><text:span text:style-name="T6">mk2LanderCabin</text:span></text:p>
          </draw:text-box>
        </draw:frame>
        <draw:frame draw:style-name="gr15" draw:text-style-name="P2" xml:id="id32" draw:id="id32" draw:layer="layout" svg:width="5cm" svg:height="5cm" svg:x="85cm" svg:y="132.994cm">
          <draw:text-box>
            <text:p><text:span text:style-name="T6">*commandModules</text:span></text:p>
            <text:p><text:span text:style-name="T14">RDicon_commandmodules</text:span></text:p>
            <text:p><text:span text:style-name="T11">Large Pods</text:span></text:p>
            <text:p><text:span text:style-name="T12">(91)</text:span></text:p>
            <text:p><text:span text:style-name="T6">Mark1-2Pod</text:span></text:p>
            <text:p><text:span text:style-name="T6">LaunchEscapeSystem</text:span></text:p>
          </draw:text-box>
        </draw:frame>
        <draw:connector draw:style-name="gr20" draw:text-style-name="P1" draw:layer="layout" svg:x1="54cm" svg:y1="129.494cm" svg:x2="85cm" svg:y2="135.494cm" draw:start-shape="id8" draw:start-glue-point="1" draw:end-shape="id32" draw:end-glue-point="3" svg:d="M54000 129494h15500v6000h15500" svg:viewBox="0 0 31001 6001">
          <text:p/>
        </draw:connector>
        <draw:connector draw:style-name="gr20" draw:text-style-name="P1" draw:layer="layout" svg:x1="54cm" svg:y1="129.494cm" svg:x2="73cm" svg:y2="129.494cm" draw:start-shape="id8" draw:start-glue-point="1" draw:end-shape="id33" svg:d="M54000 129494h19000" svg:viewBox="0 0 19001 1">
          <text:p/>
        </draw:connector>
        <draw:connector draw:style-name="gr24" draw:text-style-name="P1" draw:layer="layout" svg:x1="90cm" svg:y1="135.494cm" svg:x2="93.5cm" svg:y2="131.994cm" draw:start-shape="id32" draw:start-glue-point="1" draw:end-shape="id34" draw:end-glue-point="2" svg:d="M90000 135494h3500v-3500" svg:viewBox="0 0 3501 3501">
          <text:p/>
        </draw:connector>
        <draw:connector draw:style-name="gr24" draw:text-style-name="P1" draw:layer="layout" svg:x1="78cm" svg:y1="129.494cm" svg:x2="91cm" svg:y2="129.494cm" draw:start-shape="id33" draw:start-glue-point="1" draw:end-shape="id34" draw:end-glue-point="3" svg:d="M78000 129494h13000" svg:viewBox="0 0 13001 1">
          <text:p/>
        </draw:connector>
        <draw:connector draw:style-name="gr20" draw:text-style-name="P1" draw:layer="layout" svg:x1="48cm" svg:y1="117.5cm" svg:x2="55cm" svg:y2="123.494cm" draw:start-shape="id7" draw:start-glue-point="1" draw:end-shape="id35" svg:d="M48000 117500h3500v5994h3500" svg:viewBox="0 0 7001 5995">
          <text:p/>
        </draw:connector>
        <draw:frame draw:style-name="gr15" draw:text-style-name="P2" xml:id="id39" draw:id="id39" draw:layer="layout" svg:width="5cm" svg:height="5cm" svg:x="55cm" svg:y="78.994cm">
          <draw:text-box>
            <text:p><text:span text:style-name="T12">*</text:span><text:span text:style-name="T6">precisionEngineering</text:span></text:p>
            <text:p><text:span text:style-name="T10">RDicon_engineering-precision</text:span></text:p>
            <text:p><text:span text:style-name="T11">Model Engineering</text:span></text:p>
            <text:p><text:span text:style-name="T12">(16)</text:span></text:p>
            <text:p><text:span text:style-name="T6">strutOcto</text:span></text:p>
            <text:p><text:span text:style-name="T6">strutCube</text:span></text:p>
            <text:p><text:span text:style-name="T6">structuralMiniNode</text:span></text:p>
          </draw:text-box>
        </draw:frame>
        <draw:frame draw:style-name="gr15" draw:text-style-name="P2" xml:id="id41" draw:id="id41" draw:layer="layout" svg:width="5cm" svg:height="5cm" svg:x="55cm" svg:y="66.994cm">
          <draw:text-box>
            <text:p><text:span text:style-name="T6">*composites</text:span></text:p>
            <text:p><text:span text:style-name="T10">RDicon_composites</text:span></text:p>
            <text:p><text:span text:style-name="T11">Beams &amp; Panels</text:span></text:p>
            <text:p><text:span text:style-name="T16">(16)</text:span></text:p>
            <text:p><text:span text:style-name="T6">structuralIBeam2</text:span></text:p>
            <text:p><text:span text:style-name="T6">structuralIBeam3</text:span></text:p>
            <text:p><text:span text:style-name="T6">structuralIBeam1</text:span></text:p>
            <text:p><text:span text:style-name="T13">structuralPanel1</text:span></text:p>
            <text:p><text:span text:style-name="T13">structuralPanel2</text:span></text:p>
          </draw:text-box>
        </draw:frame>
        <draw:frame draw:style-name="gr15" draw:text-style-name="P2" xml:id="id38" draw:id="id38" draw:layer="layout" svg:width="5cm" svg:height="5cm" svg:x="79cm" svg:y="7cm">
          <draw:text-box>
            <text:p><text:span text:style-name="T6">*advMetalworks</text:span></text:p>
            <text:p><text:span text:style-name="T10">RDicon_metalworks-advanced</text:span></text:p>
            <text:p><text:span text:style-name="T11">Large Adaptors</text:span></text:p>
            <text:p><text:span text:style-name="T12">(64)</text:span></text:p>
            <text:p><text:span text:style-name="T6">adapterLargeSmallBi</text:span></text:p>
            <text:p><text:span text:style-name="T6">adapterLargeSmallTri</text:span></text:p>
            <text:p><text:span text:style-name="T6">adapterLargeSmallQuad</text:span></text:p>
          </draw:text-box>
        </draw:frame>
        <draw:connector draw:style-name="gr20" draw:text-style-name="P1" draw:layer="layout" svg:x1="51.5cm" svg:y1="96.987cm" svg:x2="51.5cm" svg:y2="65.994cm" draw:start-shape="id24" draw:start-glue-point="0" draw:end-shape="id36" draw:end-glue-point="2" svg:d="M51500 96987v-30993" svg:viewBox="0 0 1 30994">
          <text:p/>
        </draw:connector>
        <draw:connector draw:style-name="gr20" draw:text-style-name="P1" draw:layer="layout" svg:x1="54cm" svg:y1="63.494cm" svg:x2="61cm" svg:y2="9.5cm" draw:start-shape="id36" draw:start-glue-point="1" draw:end-shape="id37" draw:end-glue-point="3" svg:d="M54000 63494h3500v-53994h3500" svg:viewBox="0 0 7001 53995">
          <text:p/>
        </draw:connector>
        <draw:connector draw:style-name="gr20" draw:text-style-name="P1" draw:layer="layout" svg:x1="66cm" svg:y1="9.5cm" svg:x2="79cm" svg:y2="9.5cm" draw:start-shape="id37" draw:start-glue-point="1" draw:end-shape="id38" draw:end-glue-point="3" svg:d="M66000 9500h13000" svg:viewBox="0 0 13001 1">
          <text:p/>
        </draw:connector>
        <draw:connector draw:style-name="gr20" draw:text-style-name="P1" draw:layer="layout" svg:x1="51.5cm" svg:y1="96.987cm" svg:x2="55cm" svg:y2="81.494cm" draw:start-shape="id24" draw:start-glue-point="0" draw:end-shape="id39" draw:end-glue-point="3" svg:d="M51500 96987v-15493h3500" svg:viewBox="0 0 3501 15494">
          <text:p/>
        </draw:connector>
        <draw:connector draw:style-name="gr20" draw:text-style-name="P1" draw:layer="layout" svg:x1="51.5cm" svg:y1="96.987cm" svg:x2="55cm" svg:y2="75.494cm" draw:start-shape="id24" draw:start-glue-point="0" draw:end-shape="id40" draw:end-glue-point="3" svg:d="M51500 96987v-21493h3500" svg:viewBox="0 0 3501 21494">
          <text:p/>
        </draw:connector>
        <draw:connector draw:style-name="gr20" draw:text-style-name="P1" draw:layer="layout" svg:x1="51.5cm" svg:y1="96.987cm" svg:x2="55cm" svg:y2="69.494cm" draw:start-shape="id24" draw:start-glue-point="0" draw:end-shape="id41" draw:end-glue-point="3" svg:d="M51500 96987v-27493h3500" svg:viewBox="0 0 3501 27494">
          <text:p/>
        </draw:connector>
        <draw:connector draw:style-name="gr20" draw:text-style-name="P1" draw:layer="layout" svg:x1="84cm" svg:y1="15.5cm" svg:x2="91cm" svg:y2="15.5cm" draw:start-shape="id42" draw:start-glue-point="1" draw:end-shape="id43" draw:end-glue-point="3" svg:d="M84000 15500h7000" svg:viewBox="0 0 7001 1">
          <text:p/>
        </draw:connector>
        <draw:connector draw:style-name="gr20" draw:text-style-name="P1" draw:layer="layout" svg:x1="96cm" svg:y1="21.5cm" svg:x2="103cm" svg:y2="27.5cm" draw:start-shape="id44" draw:start-glue-point="1" draw:end-shape="id45" draw:end-glue-point="3" svg:d="M96000 21500h3500v6000h3500" svg:viewBox="0 0 7001 6001">
          <text:p/>
        </draw:connector>
        <draw:connector draw:style-name="gr20" draw:text-style-name="P1" draw:layer="layout" svg:x1="96cm" svg:y1="21.5cm" svg:x2="109cm" svg:y2="21.5cm" draw:start-shape="id44" draw:start-glue-point="1" draw:end-shape="id46" draw:end-glue-point="3" svg:d="M96000 21500h13000" svg:viewBox="0 0 13001 1">
          <text:p/>
        </draw:connector>
        <draw:frame draw:style-name="gr15" draw:text-style-name="P2" xml:id="id48" draw:id="id48" draw:layer="layout" svg:width="5cm" svg:height="5cm" svg:x="79cm" svg:y="138.994cm">
          <draw:text-box>
            <text:p><text:span text:style-name="T6">spaceExperimentation</text:span></text:p>
            <text:p><text:span text:style-name="T10">RDicon_evaTech</text:span></text:p>
            <text:p><text:span text:style-name="T11">Experimentation</text:span></text:p>
            <text:p><text:span text:style-name="T12">(64)</text:span></text:p>
            <text:p><text:span text:style-name="T6">science_module</text:span></text:p>
          </draw:text-box>
        </draw:frame>
        <draw:frame draw:style-name="gr15" draw:text-style-name="P2" xml:id="id47" draw:id="id47" draw:layer="layout" svg:width="5cm" svg:height="5cm" svg:x="103cm" svg:y="138.994cm">
          <draw:text-box>
            <text:p><text:span text:style-name="T6">*advExploration</text:span></text:p>
            <text:p><text:span text:style-name="T11">Advanced Exploration</text:span></text:p>
            <text:p><text:span text:style-name="T12">(256)</text:span></text:p>
            <text:p><text:span text:style-name="T6">Large_Crewed_Lab</text:span></text:p>
          </draw:text-box>
        </draw:frame>
        <draw:frame draw:style-name="gr15" draw:text-style-name="P2" xml:id="id49" draw:id="id49" draw:layer="layout" svg:width="5cm" svg:height="5cm" svg:x="43cm" svg:y="156.994cm">
          <draw:text-box>
            <text:p><text:span text:style-name="T6">*landing</text:span></text:p>
            <text:p><text:span text:style-name="T10">RDicon_landing</text:span></text:p>
            <text:p><text:span text:style-name="T11">Landing</text:span></text:p>
            <text:p><text:span text:style-name="T12">(8)</text:span></text:p>
            <text:p><text:span text:style-name="T6">parachuteRadial</text:span></text:p>
            <text:p><text:span text:style-name="T6">radialDrogue</text:span></text:p>
            <text:p><text:span text:style-name="T6"/></text:p>
            <text:p><text:span text:style-name="T6">landingLeg1</text:span></text:p>
          </draw:text-box>
        </draw:frame>
        <draw:frame draw:style-name="gr15" draw:text-style-name="P2" xml:id="id50" draw:id="id50" draw:layer="layout" svg:width="5cm" svg:height="5cm" svg:x="43cm" svg:y="138.994cm">
          <draw:text-box>
            <text:p><text:span text:style-name="T6">*spaceExploration</text:span></text:p>
            <text:p><text:span text:style-name="T10">RDicon_exploration-advanced</text:span></text:p>
            <text:p><text:span text:style-name="T11">Exploration</text:span></text:p>
            <text:p><text:span text:style-name="T12">(8)</text:span></text:p>
            <text:p><text:span text:style-name="T6">ladder1</text:span></text:p>
            <text:p><text:span text:style-name="T6">telescopicLadderBay</text:span></text:p>
          </draw:text-box>
        </draw:frame>
        <draw:connector draw:style-name="gr20" draw:text-style-name="P1" draw:layer="layout" svg:x1="90cm" svg:y1="135.494cm" svg:x2="103cm" svg:y2="141.494cm" draw:start-shape="id32" draw:start-glue-point="1" draw:end-shape="id47" draw:end-glue-point="3" svg:d="M90000 135494h6500v6000h6500" svg:viewBox="0 0 13001 6001">
          <text:p/>
        </draw:connector>
        <draw:connector draw:style-name="gr20" draw:text-style-name="P1" draw:layer="layout" svg:x1="84cm" svg:y1="141.494cm" svg:x2="103cm" svg:y2="141.494cm" draw:start-shape="id48" draw:start-glue-point="1" draw:end-shape="id47" draw:end-glue-point="3" svg:d="M84000 141494h19000" svg:viewBox="0 0 19001 1">
          <text:p/>
        </draw:connector>
        <draw:connector draw:style-name="gr20" draw:text-style-name="P1" draw:layer="layout" svg:x1="30cm" svg:y1="123.5cm" svg:x2="43cm" svg:y2="159.494cm" draw:start-shape="id4" draw:start-glue-point="1" draw:end-shape="id49" draw:end-glue-point="3" svg:d="M30000 123500h6500v35994h6500" svg:viewBox="0 0 13001 35995">
          <text:p/>
        </draw:connector>
        <draw:frame draw:style-name="gr15" draw:text-style-name="P2" xml:id="id51" draw:id="id51" draw:layer="layout" svg:width="5cm" svg:height="5cm" svg:x="91cm" svg:y="163cm">
          <draw:text-box>
            <text:p><text:span text:style-name="T6">*fieldScience</text:span></text:p>
            <text:p><text:span text:style-name="T10">RDicon_science-field</text:span></text:p>
            <text:p><text:span text:style-name="T11">Rovers</text:span></text:p>
            <text:p><text:span text:style-name="T16">(128)</text:span></text:p>
            <text:p><text:span text:style-name="T13">roverBody</text:span></text:p>
            <text:p><text:span text:style-name="T6">roverWheel2</text:span></text:p>
          </draw:text-box>
        </draw:frame>
        <draw:connector draw:style-name="gr20" draw:text-style-name="P1" draw:layer="layout" svg:x1="30cm" svg:y1="123.5cm" svg:x2="43cm" svg:y2="141.494cm" draw:start-shape="id4" draw:start-glue-point="1" draw:end-shape="id50" svg:d="M30000 123500h6500v17994h6500" svg:viewBox="0 0 13001 17995">
          <text:p/>
        </draw:connector>
        <draw:connector draw:style-name="gr20" draw:text-style-name="P1" draw:layer="layout" svg:x1="48cm" svg:y1="159.494cm" svg:x2="91cm" svg:y2="165.5cm" draw:start-shape="id49" draw:start-glue-point="1" draw:end-shape="id51" draw:end-glue-point="3" svg:d="M48000 159494h21500v6006h21500" svg:viewBox="0 0 43001 6007">
          <text:p/>
        </draw:connector>
        <draw:connector draw:style-name="gr20" draw:text-style-name="P1" draw:layer="layout" svg:x1="48cm" svg:y1="141.494cm" svg:x2="79cm" svg:y2="141.494cm" draw:start-shape="id50" draw:start-glue-point="1" draw:end-shape="id48" draw:end-glue-point="3" svg:d="M48000 141494h31000" svg:viewBox="0 0 31001 1">
          <text:p/>
        </draw:connector>
        <draw:frame draw:style-name="gr15" draw:text-style-name="P2" xml:id="id53" draw:id="id53" draw:layer="layout" svg:width="5cm" svg:height="5cm" svg:x="61cm" svg:y="132.994cm">
          <draw:text-box>
            <text:p><text:span text:style-name="T6">largeHeatShields</text:span></text:p>
            <text:p><text:span text:style-name="T11">Large Heat Shields</text:span></text:p>
            <text:p><text:span text:style-name="T12">(23)</text:span></text:p>
            <text:p><text:span text:style-name="T13">HeatShield2</text:span></text:p>
            <text:p><text:span text:style-name="T13">HeatShield3</text:span></text:p>
          </draw:text-box>
        </draw:frame>
        <draw:connector draw:style-name="gr20" draw:text-style-name="P1" draw:layer="layout" svg:x1="30cm" svg:y1="123.5cm" svg:x2="49cm" svg:y2="135.494cm" draw:start-shape="id4" draw:start-glue-point="1" draw:end-shape="id52" draw:end-glue-point="3" svg:d="M30000 123500h9500v11994h9500" svg:viewBox="0 0 19001 11995">
          <text:p/>
        </draw:connector>
        <draw:connector draw:style-name="gr20" draw:text-style-name="P1" draw:layer="layout" svg:x1="54cm" svg:y1="135.494cm" svg:x2="61cm" svg:y2="135.494cm" draw:start-shape="id52" draw:start-glue-point="1" draw:end-shape="id53" draw:end-glue-point="3" svg:d="M54000 135494h7000" svg:viewBox="0 0 7001 1">
          <text:p/>
        </draw:connector>
        <draw:frame draw:style-name="gr15" draw:text-style-name="P2" xml:id="id54" draw:id="id54" draw:layer="layout" svg:width="5cm" svg:height="5cm" svg:x="67cm" svg:y="150.994cm">
          <draw:text-box>
            <text:p><text:span text:style-name="T6">lightLanding</text:span></text:p>
            <text:p><text:span text:style-name="T11">Lightweight Landing</text:span></text:p>
            <text:p><text:span text:style-name="T12">(32)</text:span></text:p>
            <text:p><text:span text:style-name="T13">miniLandingLeg</text:span></text:p>
          </draw:text-box>
        </draw:frame>
        <draw:connector draw:style-name="gr20" draw:text-style-name="P1" draw:layer="layout" svg:x1="48cm" svg:y1="159.494cm" svg:x2="67cm" svg:y2="153.494cm" draw:start-shape="id49" draw:start-glue-point="1" draw:end-shape="id54" draw:end-glue-point="3" svg:d="M48000 159494h9500v-6000h9500" svg:viewBox="0 0 19001 6001">
          <text:p/>
        </draw:connector>
        <draw:frame draw:style-name="gr15" draw:text-style-name="P2" xml:id="id55" draw:id="id55" draw:layer="layout" svg:width="5cm" svg:height="5cm" svg:x="91cm" svg:y="157cm">
          <draw:text-box>
            <text:p><text:span text:style-name="T6">*heavyLanding</text:span></text:p>
            <text:p><text:span text:style-name="T11">Heavy Landing</text:span></text:p>
            <text:p><text:span text:style-name="T12">(128)</text:span></text:p>
            <text:p><text:span text:style-name="T13">parachuteLarge</text:span></text:p>
            <text:p><text:span text:style-name="T6">parachuteDrogue</text:span></text:p>
            <text:p><text:span text:style-name="T6"/></text:p>
            <text:p><text:span text:style-name="T13">landingLeg1-2</text:span></text:p>
          </draw:text-box>
        </draw:frame>
        <draw:connector draw:style-name="gr20" draw:text-style-name="P1" draw:layer="layout" svg:x1="48cm" svg:y1="159.494cm" svg:x2="91cm" svg:y2="159.5cm" draw:start-shape="id49" draw:start-glue-point="1" draw:end-shape="id55" draw:end-glue-point="3" svg:d="M48000 159494h21500v6h21500" svg:viewBox="0 0 43001 7">
          <text:p/>
        </draw:connector>
        <draw:frame draw:style-name="gr15" draw:text-style-name="P2" xml:id="id104" draw:id="id104" draw:layer="layout" svg:width="5cm" svg:height="5cm" svg:x="115cm" svg:y="163cm">
          <draw:text-box>
            <text:p><text:span text:style-name="T6">*advancedMotors</text:span></text:p>
            <text:p><text:span text:style-name="T10">RDicon_motors-advanced</text:span></text:p>
            <text:p><text:span text:style-name="T11">Advanced Motors</text:span></text:p>
            <text:p><text:span text:style-name="T16">(512</text:span><text:span text:style-name="T16">)</text:span></text:p>
            <text:p><text:span text:style-name="T13">wheelMed</text:span></text:p>
          </draw:text-box>
        </draw:frame>
        <draw:frame draw:style-name="gr15" draw:text-style-name="P2" xml:id="id57" draw:id="id57" draw:layer="layout" svg:width="5cm" svg:height="5cm" svg:x="115cm" svg:y="157cm">
          <draw:text-box>
            <text:p><text:span text:style-name="T6">largeMotors</text:span></text:p>
            <text:p><text:span text:style-name="T22">RDicon_motors-experimental</text:span></text:p>
            <text:p><text:span text:style-name="T11">Large Motors</text:span></text:p>
            <text:p><text:span text:style-name="T16">(512)</text:span></text:p>
            <text:p><text:span text:style-name="T13">roverWheel3</text:span></text:p>
          </draw:text-box>
        </draw:frame>
        <draw:connector draw:style-name="gr20" draw:text-style-name="P1" draw:layer="layout" svg:x1="108cm" svg:y1="165.5cm" svg:x2="115cm" svg:y2="159.5cm" draw:start-shape="id56" draw:start-glue-point="1" draw:end-shape="id57" draw:end-glue-point="3" svg:d="M108000 165500h3500v-6000h3500" svg:viewBox="0 0 7001 6001">
          <text:p/>
        </draw:connector>
        <draw:connector draw:style-name="gr20" draw:text-style-name="P1" draw:layer="layout" svg:x1="96cm" svg:y1="165.5cm" svg:x2="103cm" svg:y2="165.5cm" draw:start-shape="id51" draw:start-glue-point="1" draw:end-shape="id56" draw:end-glue-point="3" svg:d="M96000 165500h7000" svg:viewBox="0 0 7001 1">
          <text:p/>
        </draw:connector>
        <draw:connector draw:style-name="gr20" draw:text-style-name="P1" draw:layer="layout" svg:x1="96cm" svg:y1="159.5cm" svg:x2="115cm" svg:y2="159.5cm" draw:start-shape="id55" draw:end-shape="id57" draw:end-glue-point="3" svg:d="M96000 159500h19000" svg:viewBox="0 0 19001 1">
          <text:p/>
        </draw:connector>
        <draw:frame draw:style-name="gr15" draw:text-style-name="P2" xml:id="id58" draw:id="id58" draw:layer="layout" svg:width="5cm" svg:height="5cm" svg:x="73cm" svg:y="120.994cm">
          <draw:text-box>
            <text:p><text:span text:style-name="T6">*</text:span><text:span text:style-name="T6">specializedControl</text:span></text:p>
            <text:p><text:span text:style-name="T10">RDicon_control-large</text:span></text:p>
            <text:p><text:span text:style-name="T11">Large Reaction Wheels</text:span></text:p>
            <text:p><text:span text:style-name="T12">(45)</text:span></text:p>
            <text:p><text:span text:style-name="T13">asasmodule1-2</text:span></text:p>
            <text:p><text:span text:style-name="T6"/></text:p>
          </draw:text-box>
        </draw:frame>
        <draw:connector draw:style-name="gr20" draw:text-style-name="P1" draw:layer="layout" svg:x1="60cm" svg:y1="123.494cm" svg:x2="73cm" svg:y2="123.494cm" draw:start-shape="id35" draw:start-glue-point="1" draw:end-shape="id58" svg:d="M60000 123494h13000" svg:viewBox="0 0 13001 1">
          <text:p/>
        </draw:connector>
        <draw:frame draw:style-name="gr15" draw:text-style-name="P2" xml:id="id59" draw:id="id59" draw:layer="layout" svg:width="5cm" svg:height="5cm" svg:x="19cm" svg:y="84.994cm">
          <draw:text-box>
            <text:p><text:span text:style-name="T5">*electrics</text:span></text:p>
            <text:p><text:span text:style-name="T8">RDicon_electrics</text:span></text:p>
            <text:p><text:span text:style-name="T3">Electrics</text:span></text:p>
            <text:p><text:span text:style-name="T9">(16)</text:span></text:p>
            <text:p><text:span text:style-name="T13">batteryBank</text:span></text:p>
            <text:p><text:span text:style-name="T13">ksp_r_largeBatteryPack</text:span></text:p>
            <text:p><text:span text:style-name="T13"/></text:p>
            <text:p><text:span text:style-name="T13">spotLight1</text:span></text:p>
            <text:p><text:span text:style-name="T13">spotLight2</text:span></text:p>
          </draw:text-box>
        </draw:frame>
        <draw:connector draw:style-name="gr20" draw:text-style-name="P1" draw:layer="layout" svg:x1="21.5cm" svg:y1="109cm" svg:x2="21.5cm" svg:y2="89.994cm" draw:start-shape="id3" draw:start-glue-point="0" draw:end-shape="id59" draw:end-glue-point="2" svg:d="M21500 109000v-19006" svg:viewBox="0 0 1 19007">
          <text:p/>
        </draw:connector>
        <draw:frame draw:style-name="gr15" draw:text-style-name="P4" xml:id="id76" draw:id="id76" draw:layer="layout" svg:width="5cm" svg:height="5cm" svg:x="25cm" svg:y="61cm">
          <draw:text-box>
            <text:p><text:span text:style-name="T6">basicUnmannedTech</text:span></text:p>
            <text:p><text:span text:style-name="T10">RDicon_unmanned</text:span></text:p>
            <text:p><text:span text:style-name="T11">Probe Cores</text:span></text:p>
            <text:p><text:span text:style-name="T12">(64)</text:span></text:p>
            <text:p><text:span text:style-name="T6">probeCoreCube</text:span></text:p>
            <text:p><text:span text:style-name="T13"/></text:p>
          </draw:text-box>
        </draw:frame>
        <draw:frame draw:style-name="gr15" draw:text-style-name="P4" xml:id="id77" draw:id="id77" draw:layer="layout" svg:width="5cm" svg:height="5cm" svg:x="25cm" svg:y="43cm">
          <draw:text-box>
            <text:p><text:span text:style-name="T6">*unmannedTech</text:span></text:p>
            <text:p><text:span text:style-name="T10">RDicon_unmanned-advanced</text:span></text:p>
            <text:p><text:span text:style-name="T11">Improved Probe Cores</text:span></text:p>
            <text:p><text:span text:style-name="T12">(181)</text:span></text:p>
            <text:p><text:span text:style-name="T13">probeCoreOcto</text:span></text:p>
            <text:p><text:span text:style-name="T6">probeCoreHex</text:span></text:p>
            <text:p><text:span text:style-name="T13"/></text:p>
          </draw:text-box>
        </draw:frame>
        <draw:frame draw:style-name="gr15" draw:text-style-name="P4" xml:id="id79" draw:id="id79" draw:layer="layout" svg:width="5cm" svg:height="5cm" svg:x="31cm" svg:y="31cm">
          <draw:text-box>
            <text:p><text:span text:style-name="T6">*advUnmanned</text:span></text:p>
            <text:p><text:span text:style-name="T10">RDicon_unmanned-advanced</text:span></text:p>
            <text:p><text:span text:style-name="T11">Advanced Probe Cores</text:span></text:p>
            <text:p><text:span text:style-name="T12">(362)</text:span></text:p>
            <text:p><text:span text:style-name="T13">probeCoreOcto2</text:span></text:p>
            <text:p><text:span text:style-name="T13"/></text:p>
          </draw:text-box>
        </draw:frame>
        <draw:frame draw:style-name="gr15" draw:text-style-name="P4" xml:id="id78" draw:id="id78" draw:layer="layout" svg:width="5cm" svg:height="5cm" svg:x="25cm" svg:y="24.994cm">
          <draw:text-box>
            <text:p><text:span text:style-name="T6">*largeUnmanned</text:span></text:p>
            <text:p><text:span text:style-name="T10">RDicon_probes-large</text:span></text:p>
            <text:p><text:span text:style-name="T12">Large Probe Cores (512)</text:span></text:p>
            <text:p><text:span text:style-name="T12">[Large Probes]</text:span></text:p>
            <text:p><text:span text:style-name="T13">probeStackSmall</text:span></text:p>
            <text:p><text:span text:style-name="T13">probeStackLarge</text:span></text:p>
            <text:p><text:span text:style-name="T13"/></text:p>
          </draw:text-box>
        </draw:frame>
        <draw:frame draw:style-name="gr15" draw:text-style-name="P2" xml:id="id74" draw:id="id74" draw:layer="layout" svg:width="5cm" svg:height="5cm" svg:x="19cm" svg:y="61cm">
          <draw:text-box>
            <text:p><text:span text:style-name="T5">*specializedElectrics</text:span></text:p>
            <text:p><text:span text:style-name="T8">RDicon_electrics-advanced</text:span></text:p>
            <text:p><text:span text:style-name="T3">Specialized Electrics</text:span></text:p>
            <text:p><text:span text:style-name="T9">(64)</text:span></text:p>
            <text:p><text:span text:style-name="T13">batteryBankLarge</text:span></text:p>
            <text:p><text:span text:style-name="T13">batteryBankMini</text:span></text:p>
            <text:p><text:span text:style-name="T6"/></text:p>
            <text:p><text:span text:style-name="T6"/></text:p>
          </draw:text-box>
        </draw:frame>
        <draw:frame draw:style-name="gr15" draw:text-style-name="P2" xml:id="id73" draw:id="id73" draw:layer="layout" svg:width="5cm" svg:height="5cm" svg:x="13cm" svg:y="48.994cm">
          <draw:text-box>
            <text:p><text:span text:style-name="T5">*largeElectrics</text:span></text:p>
            <text:p><text:span text:style-name="T8">RDicon_electrics-specialized</text:span></text:p>
            <text:p><text:span text:style-name="T3">Fuel Cells</text:span></text:p>
            <text:p><text:span text:style-name="T9">(128)</text:span></text:p>
            <text:p><text:span text:style-name="T13">FuelCellArray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5" draw:text-style-name="P2" xml:id="id70" draw:id="id70" draw:layer="layout" svg:width="5cm" svg:height="5cm" svg:x="1cm" svg:y="55cm">
          <draw:text-box>
            <text:p><text:span text:style-name="T5">solar</text:span></text:p>
            <text:p><text:span text:style-name="T8">RDicon_electrics-large</text:span></text:p>
            <text:p><text:span text:style-name="T9">Solar panels (91)</text:span></text:p>
            <text:p><text:span text:style-name="T9"/></text:p>
            <text:p><text:span text:style-name="T13">solarPanels5</text:span></text:p>
          </draw:text-box>
        </draw:frame>
        <draw:frame draw:style-name="gr15" draw:text-style-name="P2" xml:id="id81" draw:id="id81" draw:layer="layout" svg:width="5cm" svg:height="5cm" svg:x="7cm" svg:y="31cm">
          <draw:text-box>
            <text:p><text:span text:style-name="T5">nuclearPower</text:span></text:p>
            <text:p><text:span text:style-name="T8">RDicon_propulsion-nuclear</text:span></text:p>
            <text:p><text:span text:style-name="T3">Nuclear Power</text:span></text:p>
            <text:p><text:span text:style-name="T9">(362)</text:span></text:p>
            <text:p><text:span text:style-name="T6">rtg</text:span></text:p>
            <text:p><text:span text:style-name="T6"/></text:p>
          </draw:text-box>
        </draw:frame>
        <draw:frame draw:style-name="gr15" draw:text-style-name="P2" xml:id="id60" draw:id="id60" draw:layer="layout" svg:width="5cm" svg:height="5cm" svg:x="67cm" svg:y="144.994cm">
          <draw:text-box>
            <text:p><text:span text:style-name="T6">serviceModules</text:span></text:p>
            <text:p><text:span text:style-name="T11">Service Modules</text:span></text:p>
            <text:p><text:span text:style-name="T12">(32)</text:span></text:p>
            <text:p><text:span text:style-name="T6">ServiceBay_125</text:span></text:p>
          </draw:text-box>
        </draw:frame>
        <draw:frame draw:style-name="gr15" draw:text-style-name="P2" xml:id="id61" draw:id="id61" draw:layer="layout" svg:width="5cm" svg:height="5cm" svg:x="85cm" svg:y="144.994cm">
          <draw:text-box>
            <text:p><text:span text:style-name="T6">*largeServiceModules</text:span></text:p>
            <text:p><text:span text:style-name="T11">Large Service Modules</text:span></text:p>
            <text:p><text:span text:style-name="T12">(91)</text:span></text:p>
            <text:p><text:span text:style-name="T6">ServiceBay_250</text:span></text:p>
          </draw:text-box>
        </draw:frame>
        <draw:connector draw:style-name="gr20" draw:text-style-name="P1" draw:layer="layout" svg:x1="48cm" svg:y1="141.494cm" svg:x2="67cm" svg:y2="147.494cm" draw:start-shape="id50" draw:start-glue-point="1" draw:end-shape="id60" draw:end-glue-point="3" svg:d="M48000 141494h9500v6000h9500" svg:viewBox="0 0 19001 6001">
          <text:p/>
        </draw:connector>
        <draw:connector draw:style-name="gr20" draw:text-style-name="P1" draw:layer="layout" svg:x1="72cm" svg:y1="147.494cm" svg:x2="85cm" svg:y2="147.494cm" draw:start-shape="id60" draw:start-glue-point="1" draw:end-shape="id61" draw:end-glue-point="3" svg:d="M72000 147494h13000" svg:viewBox="0 0 13001 1">
          <text:p/>
        </draw:connector>
        <draw:frame draw:style-name="gr15" draw:text-style-name="P2" xml:id="id62" draw:id="id62" draw:layer="layout" svg:width="5cm" svg:height="5cm" svg:x="37cm" svg:y="60.994cm">
          <draw:text-box>
            <text:p><text:span text:style-name="T5">*basicScience</text:span></text:p>
            <text:p><text:span text:style-name="T8">RDicon_scienceTech</text:span></text:p>
            <text:p><text:span text:style-name="T3">Instrumentation</text:span></text:p>
            <text:p><text:span text:style-name="T9">(64)</text:span></text:p>
            <text:p><text:span text:style-name="T5">sensorAccelerometer</text:span></text:p>
            <text:p><text:span text:style-name="T6"/></text:p>
            <text:p><text:span text:style-name="T6"/></text:p>
          </draw:text-box>
        </draw:frame>
        <draw:frame draw:style-name="gr15" draw:text-style-name="P2" xml:id="id63" draw:id="id63" draw:layer="layout" svg:width="5cm" svg:height="5cm" svg:x="43cm" svg:y="48.994cm">
          <draw:text-box>
            <text:p><text:span text:style-name="T5">scanning</text:span></text:p>
            <text:p><text:span text:style-name="T8">RDicon_telescope</text:span></text:p>
            <text:p><text:span text:style-name="T3">Orbital Scanning</text:span></text:p>
            <text:p><text:span text:style-name="T9">(128)</text:span></text:p>
            <text:p><text:span text:style-name="T5">SurveyScanner</text:span></text:p>
            <text:p><text:span text:style-name="T6"/></text:p>
            <text:p><text:span text:style-name="T6"/></text:p>
          </draw:text-box>
        </draw:frame>
        <draw:frame draw:style-name="gr15" draw:text-style-name="P2" xml:id="id64" draw:id="id64" draw:layer="layout" svg:width="5cm" svg:height="5cm" svg:x="49cm" svg:y="36.994cm">
          <draw:text-box>
            <text:p><text:span text:style-name="T5">spaceMining</text:span></text:p>
            <text:p><text:span text:style-name="T8">RDicon_largeVolumeContainment</text:span></text:p>
            <text:p><text:span text:style-name="T3">Space Mining</text:span></text:p>
            <text:p><text:span text:style-name="T9">(256)</text:span></text:p>
            <text:p><text:span text:style-name="T5">RadialDrill</text:span></text:p>
            <text:p><text:span text:style-name="T5">SmallTank</text:span></text:p>
            <text:p><text:span text:style-name="T5">LargeTank</text:span></text:p>
            <text:p><text:span text:style-name="T6">SurfaceScanner</text:span></text:p>
          </draw:text-box>
        </draw:frame>
        <draw:frame draw:style-name="gr15" draw:text-style-name="P2" xml:id="id66" draw:id="id66" draw:layer="layout" svg:width="5cm" svg:height="5cm" svg:x="49cm" svg:y="24.994cm">
          <draw:text-box>
            <text:p><text:span text:style-name="T5">processing</text:span></text:p>
            <text:p><text:span text:style-name="T8">RDicon_largeVolumeContainment</text:span></text:p>
            <text:p><text:span text:style-name="T3">Processing</text:span></text:p>
            <text:p><text:span text:style-name="T9">(512)</text:span></text:p>
            <text:p><text:span text:style-name="T5">ISRU</text:span></text:p>
            <text:p><text:span text:style-name="T6"/></text:p>
            <text:p><text:span text:style-name="T6"/></text:p>
          </draw:text-box>
        </draw:frame>
        <draw:frame draw:style-name="gr15" draw:text-style-name="P2" xml:id="id65" draw:id="id65" draw:layer="layout" svg:width="5cm" svg:height="5cm" svg:x="43cm" svg:y="25cm">
          <draw:text-box>
            <text:p><text:span text:style-name="T5">avdScanning</text:span></text:p>
            <text:p><text:span text:style-name="T8">RDicon_telescope</text:span></text:p>
            <text:p><text:span text:style-name="T3">Detailed Surveying</text:span></text:p>
            <text:p><text:span text:style-name="T9">(512)</text:span></text:p>
            <text:p><text:span text:style-name="T5">OrbitalScanner</text:span></text:p>
            <text:p><text:span text:style-name="T6"/></text:p>
            <text:p><text:span text:style-name="T6"/></text:p>
          </draw:text-box>
        </draw:frame>
        <draw:frame draw:style-name="gr15" draw:text-style-name="P2" xml:id="id67" draw:id="id67" draw:layer="layout" svg:width="5cm" svg:height="5cm" svg:x="37cm" svg:y="43cm">
          <draw:text-box>
            <text:p><text:span text:style-name="T5">*scienceTech</text:span></text:p>
            <text:p><text:span text:style-name="T8">RDicon_scienceTech</text:span></text:p>
            <text:p><text:span text:style-name="T3">Improved Instrumentation</text:span></text:p>
            <text:p><text:span text:style-name="T9">(181)</text:span></text:p>
            <text:p><text:span text:style-name="T5">sensorAtmosphere</text:span></text:p>
            <text:p><text:span text:style-name="T6"/></text:p>
            <text:p><text:span text:style-name="T6"/></text:p>
          </draw:text-box>
        </draw:frame>
        <draw:frame draw:style-name="gr15" draw:text-style-name="P2" xml:id="id68" draw:id="id68" draw:layer="layout" svg:width="5cm" svg:height="5cm" svg:x="37cm" svg:y="25cm">
          <draw:text-box>
            <text:p><text:span text:style-name="T5">*advScienceTech</text:span></text:p>
            <text:p><text:span text:style-name="T8">RDicon_scienceTech-advanced</text:span></text:p>
            <text:p><text:span text:style-name="T3">Advanced Instrumentation</text:span></text:p>
            <text:p><text:span text:style-name="T9">(512)</text:span></text:p>
            <text:p><text:span text:style-name="T5">sensorGravimeter</text:span></text:p>
            <text:p><text:span text:style-name="T6"/></text:p>
            <text:p><text:span text:style-name="T6"/></text:p>
          </draw:text-box>
        </draw:frame>
        <draw:connector draw:style-name="gr24" draw:text-style-name="P1" draw:layer="layout" svg:x1="39.5cm" svg:y1="60.994cm" svg:x2="45.5cm" svg:y2="53.994cm" draw:start-shape="id62" draw:start-glue-point="0" draw:end-shape="id63" draw:end-glue-point="2" svg:d="M39500 60994v-3500h6000v-3500" svg:viewBox="0 0 6001 7001">
          <text:p/>
        </draw:connector>
        <draw:connector draw:style-name="gr24" draw:text-style-name="P1" draw:layer="layout" svg:x1="51.5cm" svg:y1="60.994cm" svg:x2="45.5cm" svg:y2="53.994cm" draw:start-shape="id36" draw:start-glue-point="0" draw:end-shape="id63" draw:end-glue-point="2" svg:d="M51500 60994v-3500h-6000v-3500" svg:viewBox="0 0 6001 7001">
          <text:p/>
        </draw:connector>
        <draw:connector draw:style-name="gr24" draw:text-style-name="P1" draw:layer="layout" svg:x1="45.5cm" svg:y1="48.994cm" svg:x2="51.5cm" svg:y2="41.994cm" draw:start-shape="id63" draw:start-glue-point="0" draw:end-shape="id64" draw:end-glue-point="2" svg:d="M45500 48994v-3500h6000v-3500" svg:viewBox="0 0 6001 7001">
          <text:p/>
        </draw:connector>
        <draw:connector draw:style-name="gr20" draw:text-style-name="P1" draw:layer="layout" svg:x1="45.5cm" svg:y1="48.994cm" svg:x2="45.5cm" svg:y2="30cm" draw:start-shape="id63" draw:start-glue-point="0" draw:end-shape="id65" draw:end-glue-point="2" svg:d="M45500 48994v-18994" svg:viewBox="0 0 1 18995">
          <text:p/>
        </draw:connector>
        <draw:connector draw:style-name="gr20" draw:text-style-name="P1" draw:layer="layout" svg:x1="51.5cm" svg:y1="36.994cm" svg:x2="51.5cm" svg:y2="29.994cm" draw:start-shape="id64" draw:start-glue-point="0" draw:end-shape="id66" draw:end-glue-point="2" svg:d="M51500 36994v-7000" svg:viewBox="0 0 1 7001">
          <text:p/>
        </draw:connector>
        <draw:frame draw:style-name="gr15" draw:text-style-name="P2" xml:id="id80" draw:id="id80" draw:layer="layout" svg:width="5cm" svg:height="5cm" svg:x="13cm" svg:y="24.994cm">
          <draw:text-box>
            <text:p><text:span text:style-name="T5">*ionPropulsion</text:span></text:p>
            <text:p><text:span text:style-name="T8">RDicon_propulsion-ion</text:span></text:p>
            <text:p><text:span text:style-name="T9">Ion Propulsion (512)</text:span></text:p>
            <text:p><text:span text:style-name="T9">[Ion Propulsion]</text:span></text:p>
            <text:p><text:span text:style-name="T6">ionEngine</text:span></text:p>
            <text:p><text:span text:style-name="T6">xenonTank</text:span></text:p>
            <text:p><text:span text:style-name="T6">xenonTankRadial</text:span></text:p>
            <text:p><text:span text:style-name="T6">xenonTankLarge</text:span></text:p>
            <text:p><text:span text:style-name="T6"/></text:p>
          </draw:text-box>
        </draw:frame>
        <draw:connector draw:style-name="gr20" draw:text-style-name="P1" draw:layer="layout" svg:x1="39.5cm" svg:y1="60.994cm" svg:x2="39.5cm" svg:y2="48cm" draw:start-shape="id62" draw:start-glue-point="0" draw:end-shape="id67" draw:end-glue-point="2" svg:d="M39500 60994v-12994" svg:viewBox="0 0 1 12995">
          <text:p/>
        </draw:connector>
        <draw:connector draw:style-name="gr20" draw:text-style-name="P1" draw:layer="layout" svg:x1="39.5cm" svg:y1="43cm" svg:x2="39.5cm" svg:y2="30cm" draw:start-shape="id67" draw:start-glue-point="0" draw:end-shape="id68" draw:end-glue-point="2" svg:d="M39500 43000v-13000" svg:viewBox="0 0 1 13001">
          <text:p/>
        </draw:connector>
        <draw:frame draw:style-name="gr15" draw:text-style-name="P2" xml:id="id69" draw:id="id69" draw:layer="layout" svg:width="5cm" svg:height="5cm" svg:x="7cm" svg:y="72.994cm">
          <draw:text-box>
            <text:p><text:span text:style-name="T5">*advElectrics</text:span></text:p>
            <text:p><text:span text:style-name="T8">RDicon_electrics-specialized</text:span></text:p>
            <text:p><text:span text:style-name="T3">Power Generation</text:span></text:p>
            <text:p><text:span text:style-name="T9">(32)</text:span></text:p>
            <text:p><text:span text:style-name="T13">FuelCell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5" draw:text-style-name="P2" xml:id="id72" draw:id="id72" draw:layer="layout" svg:width="5cm" svg:height="5cm" svg:x="1cm" svg:y="25cm">
          <draw:text-box>
            <text:p><text:span text:style-name="T5">largeSolar</text:span></text:p>
            <text:p><text:span text:style-name="T8">RDicon_electrics-large</text:span></text:p>
            <text:p><text:span text:style-name="T3">Large Solar panels</text:span></text:p>
            <text:p><text:span text:style-name="T9">(362)</text:span></text:p>
            <text:p><text:span text:style-name="T6">largeSolarPanel</text:span></text:p>
          </draw:text-box>
        </draw:frame>
        <draw:frame draw:style-name="gr15" draw:text-style-name="P2" xml:id="id71" draw:id="id71" draw:layer="layout" svg:width="5cm" svg:height="5cm" svg:x="1cm" svg:y="37cm">
          <draw:text-box>
            <text:p><text:span text:style-name="T1">movingSolar</text:span></text:p>
            <text:p><text:span text:style-name="T23">RDicon_electrics-large</text:span></text:p>
            <text:p><text:span text:style-name="T3">Tracking Solar panels</text:span></text:p>
            <text:p><text:span text:style-name="T9">(256)</text:span></text:p>
            <text:p><text:span text:style-name="T13">solarPanels2</text:span></text:p>
            <text:p><text:span text:style-name="T13">solarPanels1</text:span></text:p>
            <text:p><text:span text:style-name="T13"/></text:p>
            <text:p><text:span text:style-name="T13">solarPanels4</text:span></text:p>
            <text:p><text:span text:style-name="T13">solarPanels3</text:span></text:p>
          </draw:text-box>
        </draw:frame>
        <draw:connector draw:style-name="gr20" draw:text-style-name="P1" draw:layer="layout" svg:x1="21.5cm" svg:y1="84.994cm" svg:x2="9.5cm" svg:y2="77.994cm" draw:start-shape="id59" draw:start-glue-point="0" draw:end-shape="id69" draw:end-glue-point="2" svg:d="M21500 84994v-3500h-12000v-3500" svg:viewBox="0 0 12001 7001">
          <text:p/>
        </draw:connector>
        <draw:connector draw:style-name="gr20" draw:text-style-name="P1" draw:layer="layout" svg:x1="9.5cm" svg:y1="72.994cm" svg:x2="3.5cm" svg:y2="60cm" draw:start-shape="id69" draw:start-glue-point="0" draw:end-shape="id70" svg:d="M9500 72994v-6497h-6000v-6497" svg:viewBox="0 0 6001 12995">
          <text:p/>
        </draw:connector>
        <draw:connector draw:style-name="gr20" draw:text-style-name="P1" draw:layer="layout" svg:x1="3.5cm" svg:y1="55cm" svg:x2="3.5cm" svg:y2="42cm" draw:start-shape="id70" draw:start-glue-point="0" draw:end-shape="id71" draw:end-glue-point="2" svg:d="M3500 55000v-13000" svg:viewBox="0 0 1 13001">
          <text:p/>
        </draw:connector>
        <draw:connector draw:style-name="gr20" draw:text-style-name="P1" draw:layer="layout" svg:x1="3.5cm" svg:y1="37cm" svg:x2="3.5cm" svg:y2="30cm" draw:start-shape="id71" draw:start-glue-point="0" draw:end-shape="id72" draw:end-glue-point="2" svg:d="M3500 37000v-7000" svg:viewBox="0 0 1 7001">
          <text:p/>
        </draw:connector>
        <draw:connector draw:style-name="gr20" draw:text-style-name="P1" draw:layer="layout" svg:x1="9.5cm" svg:y1="72.994cm" svg:x2="15.5cm" svg:y2="53.994cm" draw:start-shape="id69" draw:start-glue-point="0" draw:end-shape="id73" draw:end-glue-point="2" svg:d="M9500 72994v-9500h6000v-9500" svg:viewBox="0 0 6001 19001">
          <text:p/>
        </draw:connector>
        <draw:connector draw:style-name="gr20" draw:text-style-name="P1" draw:layer="layout" svg:x1="19cm" svg:y1="63.5cm" svg:x2="15.5cm" svg:y2="53.994cm" draw:start-shape="id74" draw:start-glue-point="3" draw:end-shape="id73" draw:end-glue-point="2" svg:d="M19000 63500h-3500v-9506" svg:viewBox="0 0 3501 9507">
          <text:p/>
        </draw:connector>
        <draw:connector draw:style-name="gr20" draw:text-style-name="P1" draw:layer="layout" svg:x1="33.5cm" svg:y1="72.994cm" svg:x2="27.5cm" svg:y2="66cm" draw:start-shape="id75" draw:start-glue-point="0" draw:end-shape="id76" draw:end-glue-point="2" svg:d="M33500 72994v-3497h-6000v-3497" svg:viewBox="0 0 6001 6995">
          <text:p/>
        </draw:connector>
        <draw:connector draw:style-name="gr20" draw:text-style-name="P1" draw:layer="layout" svg:x1="21.5cm" svg:y1="84.994cm" svg:x2="21.5cm" svg:y2="66cm" draw:start-shape="id59" draw:start-glue-point="0" draw:end-shape="id74" draw:end-glue-point="2" svg:d="M21500 84994v-18994" svg:viewBox="0 0 1 18995">
          <text:p/>
        </draw:connector>
        <draw:connector draw:style-name="gr20" draw:text-style-name="P1" draw:layer="layout" svg:x1="27.5cm" svg:y1="43cm" svg:x2="27.5cm" svg:y2="29.994cm" draw:start-shape="id77" draw:start-glue-point="0" draw:end-shape="id78" draw:end-glue-point="2" svg:d="M27500 43000v-13006" svg:viewBox="0 0 1 13007">
          <text:p/>
        </draw:connector>
        <draw:connector draw:style-name="gr20" draw:text-style-name="P1" draw:layer="layout" svg:x1="27.5cm" svg:y1="43cm" svg:x2="33.5cm" svg:y2="36cm" draw:start-shape="id77" draw:start-glue-point="0" draw:end-shape="id79" draw:end-glue-point="2" svg:d="M27500 43000v-3500h6000v-3500" svg:viewBox="0 0 6001 7001">
          <text:p/>
        </draw:connector>
        <draw:connector draw:style-name="gr20" draw:text-style-name="P1" draw:layer="layout" svg:x1="21.5cm" svg:y1="61cm" svg:x2="15.5cm" svg:y2="29.994cm" draw:start-shape="id74" draw:start-glue-point="0" draw:end-shape="id80" draw:end-glue-point="2" svg:d="M21500 61000v-15503h-6000v-15503" svg:viewBox="0 0 6001 31007">
          <text:p/>
        </draw:connector>
        <draw:connector draw:style-name="gr20" draw:text-style-name="P1" draw:layer="layout" svg:x1="33.5cm" svg:y1="72.994cm" svg:x2="39.5cm" svg:y2="65.994cm" draw:start-shape="id75" draw:start-glue-point="0" draw:end-shape="id62" draw:end-glue-point="2" svg:d="M33500 72994v-3500h6000v-3500" svg:viewBox="0 0 6001 7001">
          <text:p/>
        </draw:connector>
        <draw:connector draw:style-name="gr20" draw:text-style-name="P1" draw:layer="layout" svg:x1="21.5cm" svg:y1="61cm" svg:x2="9.5cm" svg:y2="36cm" draw:start-shape="id74" draw:start-glue-point="0" draw:end-shape="id81" draw:end-glue-point="2" svg:d="M21500 61000v-12500h-12000v-12500" svg:viewBox="0 0 12001 25001">
          <text:p/>
        </draw:connector>
        <draw:connector draw:style-name="gr20" draw:text-style-name="P1" draw:layer="layout" svg:x1="9.5cm" svg:y1="72.994cm" svg:x2="9.5cm" svg:y2="36cm" draw:start-shape="id69" draw:start-glue-point="0" draw:end-shape="id81" draw:end-glue-point="2" svg:d="M9500 72994v-36994" svg:viewBox="0 0 1 36995">
          <text:p/>
        </draw:connector>
        <draw:frame draw:style-name="gr15" draw:text-style-name="P2" xml:id="id75" draw:id="id75" draw:layer="layout" svg:width="5cm" svg:height="5cm" svg:x="31cm" svg:y="72.994cm">
          <draw:text-box>
            <text:p><text:span text:style-name="T5">*electronics</text:span></text:p>
            <text:p><text:span text:style-name="T8">RDicon_electronics</text:span></text:p>
            <text:p><text:span text:style-name="T3">Electronics</text:span></text:p>
            <text:p><text:span text:style-name="T9">(32)</text:span></text:p>
            <text:p><text:span text:style-name="T13">probeCoreSphere</text:span></text:p>
            <text:p><text:span text:style-name="T13">mediumDishAntenna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5" draw:text-style-name="P2" xml:id="id82" draw:id="id82" draw:layer="layout" svg:width="5cm" svg:height="5cm" svg:x="31cm" svg:y="43cm">
          <draw:text-box>
            <text:p><text:span text:style-name="T5">advCommunication</text:span></text:p>
            <text:p><text:span text:style-name="T8">RDicon_electronics</text:span></text:p>
            <text:p><text:span text:style-name="T9">Deep Space Communictions (181)</text:span></text:p>
            <text:p><text:span text:style-name="T13">commDish</text:span></text:p>
            <text:p><text:span text:style-name="T6"/></text:p>
            <text:p><text:span text:style-name="T6"/></text:p>
            <text:p><text:span text:style-name="T6"/></text:p>
          </draw:text-box>
        </draw:frame>
        <draw:connector draw:style-name="gr20" draw:text-style-name="P1" draw:layer="layout" svg:x1="24cm" svg:y1="87.494cm" svg:x2="33.5cm" svg:y2="77.994cm" draw:start-shape="id59" draw:start-glue-point="1" draw:end-shape="id75" draw:end-glue-point="2" svg:d="M24000 87494h9500v-9500" svg:viewBox="0 0 9501 9501">
          <text:p/>
        </draw:connector>
        <draw:connector draw:style-name="gr20" draw:text-style-name="P1" draw:layer="layout" svg:x1="33.5cm" svg:y1="72.994cm" svg:x2="33.5cm" svg:y2="48cm" draw:start-shape="id75" draw:start-glue-point="0" draw:end-shape="id82" draw:end-glue-point="2" svg:d="M33500 72994v-24994" svg:viewBox="0 0 1 24995">
          <text:p/>
        </draw:connector>
        <draw:connector draw:style-name="gr20" draw:text-style-name="P1" draw:layer="layout" svg:x1="27.5cm" svg:y1="61cm" svg:x2="27.5cm" svg:y2="48cm" draw:start-shape="id76" draw:start-glue-point="0" draw:end-shape="id77" draw:end-glue-point="2" svg:d="M27500 61000v-13000" svg:viewBox="0 0 1 13001">
          <text:p/>
        </draw:connector>
        <draw:frame draw:style-name="gr15" draw:text-style-name="P2" xml:id="id23" draw:id="id23" draw:layer="layout" svg:width="5cm" svg:height="5cm" svg:x="85cm" svg:y="72.994cm">
          <draw:text-box>
            <text:p><text:span text:style-name="T6">advancedJetEngines</text:span></text:p>
            <text:p><text:span text:style-name="T14">RDicon_aerodynamics-experimental</text:span></text:p>
            <text:p><text:span text:style-name="T11">Supersonic Engines</text:span></text:p>
            <text:p><text:span text:style-name="T12">(91)</text:span></text:p>
            <text:p><text:span text:style-name="T6">turboFanEngine</text:span></text:p>
            <text:p><text:span text:style-name="T6"/></text:p>
          </draw:text-box>
        </draw:frame>
        <draw:frame draw:style-name="gr15" draw:text-style-name="P2" xml:id="id83" draw:id="id83" draw:layer="layout" svg:width="5cm" svg:height="5cm" svg:x="73cm" svg:y="66.994cm">
          <draw:text-box>
            <text:p><text:span text:style-name="T6">*aerodynamicSystems</text:span></text:p>
            <text:p><text:span text:style-name="T14">RDicon_aerodynamicSystems</text:span></text:p>
            <text:p><text:span text:style-name="T11">Airflow</text:span></text:p>
            <text:p><text:span text:style-name="T12">(45)</text:span></text:p>
            <text:p><text:span text:style-name="T6">CircularIntake</text:span></text:p>
            <text:p><text:span text:style-name="T6"/></text:p>
            <text:p><text:span text:style-name="T13">nacelleBody</text:span></text:p>
            <text:p><text:span text:style-name="T6"/></text:p>
          </draw:text-box>
        </draw:frame>
        <draw:frame draw:style-name="gr15" draw:text-style-name="P2" xml:id="id84" draw:id="id84" draw:layer="layout" svg:width="5cm" svg:height="5cm" svg:x="85cm" svg:y="67cm">
          <draw:text-box>
            <text:p><text:span text:style-name="T6">*advAerodynamics</text:span></text:p>
            <text:p><text:span text:style-name="T10">RDicon_aerodynamics-advanced</text:span></text:p>
            <text:p><text:span text:style-name="T11">Supersonic Airflow</text:span></text:p>
            <text:p><text:span text:style-name="T12">(128)</text:span></text:p>
            <text:p><text:span text:style-name="T6">IntakeRadialLong</text:span></text:p>
            <text:p><text:span text:style-name="T6">ramAirIntake</text:span></text:p>
            <text:p><text:span text:style-name="T6"/></text:p>
            <text:p><text:span text:style-name="T13">radialEngineBody</text:span></text:p>
            <text:p><text:span text:style-name="T6"/></text:p>
          </draw:text-box>
        </draw:frame>
        <draw:connector draw:style-name="gr20" draw:text-style-name="P1" draw:layer="layout" svg:x1="63.5cm" svg:y1="73cm" svg:x2="73cm" svg:y2="69.494cm" draw:start-shape="id22" draw:start-glue-point="0" draw:end-shape="id83" draw:end-glue-point="3" svg:d="M63500 73000v-3506h9500" svg:viewBox="0 0 9501 3507">
          <text:p/>
        </draw:connector>
        <draw:connector draw:style-name="gr20" draw:text-style-name="P1" draw:layer="layout" svg:x1="78cm" svg:y1="69.494cm" svg:x2="85cm" svg:y2="69.5cm" draw:start-shape="id83" draw:start-glue-point="1" draw:end-shape="id84" draw:end-glue-point="3" svg:d="M78000 69494h3500v6h3500" svg:viewBox="0 0 7001 7">
          <text:p/>
        </draw:connector>
        <draw:connector draw:style-name="gr20" draw:text-style-name="P1" draw:layer="layout" svg:x1="90cm" svg:y1="69.5cm" svg:x2="103cm" svg:y2="75.5cm" draw:start-shape="id84" draw:start-glue-point="1" draw:end-shape="id21" draw:end-glue-point="3" svg:d="M90000 69500h6500v6000h6500" svg:viewBox="0 0 13001 6001">
          <text:p/>
        </draw:connector>
        <draw:connector draw:style-name="gr20" draw:text-style-name="P1" draw:layer="layout" svg:x1="90cm" svg:y1="75.494cm" svg:x2="103cm" svg:y2="75.5cm" draw:start-shape="id23" draw:start-glue-point="1" draw:end-shape="id21" draw:end-glue-point="3" svg:d="M90000 75494h6500v6h6500" svg:viewBox="0 0 13001 7">
          <text:p/>
        </draw:connector>
        <draw:frame draw:style-name="gr15" draw:text-style-name="P2" xml:id="id94" draw:id="id94" draw:layer="layout" svg:width="5cm" svg:height="5cm" svg:x="73cm" svg:y="25cm">
          <draw:text-box>
            <text:p><text:span text:style-name="T6">*advLanding</text:span></text:p>
            <text:p><text:span text:style-name="T10">RDicon_landing-advanced</text:span></text:p>
            <text:p><text:span text:style-name="T11">Landing Gear</text:span></text:p>
            <text:p><text:span text:style-name="T12">(45)</text:span></text:p>
            <text:p><text:span text:style-name="T6">SmallGearBay</text:span></text:p>
            <text:p><text:span text:style-name="T6">GearMedium</text:span></text:p>
          </draw:text-box>
        </draw:frame>
        <draw:connector draw:style-name="gr20" draw:text-style-name="P1" draw:layer="layout" svg:x1="54cm" svg:y1="63.494cm" svg:x2="61cm" svg:y2="45.508cm" draw:start-shape="id36" draw:start-glue-point="1" draw:end-shape="id85" draw:end-glue-point="3" svg:d="M54000 63494h3500v-17986h3500" svg:viewBox="0 0 7001 17987">
          <text:p/>
        </draw:connector>
        <draw:frame draw:style-name="gr22" draw:text-style-name="P2" xml:id="id85" draw:id="id85" draw:layer="layout" svg:width="5cm" svg:height="5.017cm" svg:x="61cm" svg:y="43cm">
          <draw:text-box>
            <text:p><text:span text:style-name="T6">*advConstruction</text:span></text:p>
            <text:p><text:span text:style-name="T10">RDicon_automation</text:span></text:p>
            <text:p><text:span text:style-name="T11">Advanced Construction</text:span></text:p>
            <text:p><text:span text:style-name="T12">(23)</text:span></text:p>
            <text:p><text:span text:style-name="T5">rocketNoseCone</text:span></text:p>
            <text:p><text:span text:style-name="T5">pointyNoseConeA</text:span></text:p>
            <text:p><text:span text:style-name="T5">pointyNoseConeB</text:span></text:p>
            <text:p><text:span text:style-name="T5">Mk1FuselageStructural</text:span></text:p>
            <text:p><text:span text:style-name="T13">telescopicLadder</text:span></text:p>
          </draw:text-box>
        </draw:frame>
        <draw:frame draw:style-name="gr28" draw:text-style-name="P2" draw:layer="layout" svg:width="5cm" svg:height="5.004cm" svg:x="84cm" svg:y="84.99cm">
          <draw:text-box>
            <text:p><text:span text:style-name="T9"/></text:p>
            <text:p><text:span text:style-name="T5">RCSTank1-2</text:span></text:p>
            <text:p><text:span text:style-name="T13">adapterSize2-Size1</text:span></text:p>
            <text:p><text:span text:style-name="T13">adapterSize2-Size1Slant</text:span></text:p>
            <text:p><text:span text:style-name="T13"/></text:p>
            <text:p><text:span text:style-name="T13">largeAdapter</text:span></text:p>
            <text:p><text:span text:style-name="T13">fairingSize2</text:span></text:p>
          </draw:text-box>
        </draw:frame>
        <draw:frame draw:style-name="gr15" draw:text-style-name="P2" xml:id="id86" draw:id="id86" draw:layer="layout" svg:width="5cm" svg:height="5cm" svg:x="103cm" svg:y="31cm">
          <draw:text-box>
            <text:p><text:span text:style-name="T5">spaceplaneSpecializedConstruction</text:span></text:p>
            <text:p><text:span text:style-name="T8">RDicon_construction-specialized</text:span></text:p>
            <text:p><text:span text:style-name="T3">Spaceplane Docking</text:span></text:p>
            <text:p><text:span text:style-name="T9">(256)</text:span></text:p>
            <text:p><text:span text:style-name="T5">mk2DockingPort</text:span></text:p>
            <text:p><text:span text:style-name="T5"/></text:p>
          </draw:text-box>
        </draw:frame>
        <draw:frame draw:style-name="gr15" draw:text-style-name="P2" xml:id="id87" draw:id="id87" draw:layer="layout" svg:width="5cm" svg:height="5cm" svg:x="97cm" svg:y="37cm">
          <draw:text-box>
            <text:p><text:span text:style-name="T6">mk2specialized</text:span></text:p>
            <text:p><text:span text:style-name="T14">RDicon_aerospaceTech</text:span></text:p>
            <text:p><text:span text:style-name="T11">Mk2 Payload Designs</text:span></text:p>
            <text:p><text:span text:style-name="T12">(181)</text:span></text:p>
            <text:p><text:span text:style-name="T13">mk2CrewCabin</text:span></text:p>
            <text:p><text:span text:style-name="T13">mk2CargoBayL</text:span></text:p>
            <text:p><text:span text:style-name="T13">mk2CargoBayS</text:span></text:p>
            <text:p><text:span text:style-name="T13"/></text:p>
          </draw:text-box>
        </draw:frame>
        <draw:frame draw:style-name="gr15" draw:text-style-name="P2" xml:id="id95" draw:id="id95" draw:layer="layout" svg:width="5cm" svg:height="5cm" svg:x="109cm" svg:y="43cm">
          <draw:text-box>
            <text:p><text:span text:style-name="T6">mk3specialized</text:span></text:p>
            <text:p><text:span text:style-name="T10">RDicon_aerospaceTech</text:span></text:p>
            <text:p><text:span text:style-name="T11">Mk3 Payload Designs</text:span></text:p>
            <text:p><text:span text:style-name="T12">(362)</text:span></text:p>
            <text:p><text:span text:style-name="T6">mk3CrewCabin</text:span></text:p>
            <text:p><text:span text:style-name="T6">mk3CargoBayL</text:span></text:p>
            <text:p><text:span text:style-name="T6">mk3CargoBayM</text:span></text:p>
            <text:p><text:span text:style-name="T6">mk3CargoBayS</text:span></text:p>
            <text:p><text:span text:style-name="T6"/></text:p>
            <text:p><text:span text:style-name="T6"/></text:p>
          </draw:text-box>
        </draw:frame>
        <draw:connector draw:style-name="gr29" draw:text-style-name="P1" draw:layer="layout" svg:x1="96cm" svg:y1="21.5cm" svg:x2="103cm" svg:y2="33.5cm" draw:start-shape="id44" draw:start-glue-point="1" draw:end-shape="id86" draw:end-glue-point="3" svg:d="M96000 21500h3500v12000h3500" svg:viewBox="0 0 7001 12001">
          <text:p/>
        </draw:connector>
        <draw:connector draw:style-name="gr29" draw:text-style-name="P1" draw:layer="layout" svg:x1="99.5cm" svg:y1="37cm" svg:x2="103cm" svg:y2="33.5cm" draw:start-shape="id87" draw:start-glue-point="0" draw:end-shape="id86" draw:end-glue-point="3" svg:d="M99500 37000v-3500h3500" svg:viewBox="0 0 3501 3501">
          <text:p/>
        </draw:connector>
        <draw:frame draw:style-name="gr15" draw:text-style-name="P2" xml:id="id93" draw:id="id93" draw:layer="layout" svg:width="5cm" svg:height="5cm" svg:x="79cm" svg:y="43cm">
          <draw:text-box>
            <text:p><text:span text:style-name="T6">mk1cockpit</text:span></text:p>
            <text:p><text:span text:style-name="T10">RDicon_aerospaceTech</text:span></text:p>
            <text:p><text:span text:style-name="T11">Mk1 Cockpit Designs</text:span></text:p>
            <text:p><text:span text:style-name="T24">(64)</text:span></text:p>
            <text:p><text:span text:style-name="T13">Mark2Cockpit</text:span></text:p>
            <text:p><text:span text:style-name="T13">avionicsNoseCone</text:span></text:p>
          </draw:text-box>
        </draw:frame>
        <draw:frame draw:style-name="gr15" draw:text-style-name="P2" xml:id="id89" draw:id="id89" draw:layer="layout" svg:width="5cm" svg:height="5cm" svg:x="91cm" svg:y="37cm">
          <draw:text-box>
            <text:p><text:span text:style-name="T13">mk2cockpit</text:span></text:p>
            <text:p><text:span text:style-name="T14">RDicon_aerospaceTech</text:span></text:p>
            <text:p><text:span text:style-name="T11">Mk2 Cockpit Designs</text:span></text:p>
            <text:p><text:span text:style-name="T12">(128)</text:span></text:p>
            <text:p><text:span text:style-name="T13">mk2Cockpit_Standard</text:span></text:p>
            <text:p><text:span text:style-name="T13">mk2Cockpit_Inline</text:span></text:p>
            <text:p><text:span text:style-name="T13">mk2DroneCore</text:span></text:p>
          </draw:text-box>
        </draw:frame>
        <draw:connector draw:style-name="gr20" draw:text-style-name="P1" draw:layer="layout" svg:x1="93.5cm" svg:y1="49cm" svg:x2="93.5cm" svg:y2="42cm" draw:start-shape="id88" draw:start-glue-point="0" draw:end-shape="id89" draw:end-glue-point="2" svg:d="M93500 49000v-7000" svg:viewBox="0 0 1 7001">
          <text:p/>
        </draw:connector>
        <draw:frame draw:style-name="gr15" draw:text-style-name="P2" xml:id="id91" draw:id="id91" draw:layer="layout" svg:width="5cm" svg:height="5cm" svg:x="103cm" svg:y="43cm">
          <draw:text-box>
            <text:p><text:span text:style-name="T13">mk3cockpit</text:span></text:p>
            <text:p><text:span text:style-name="T14">RDicon_aerospaceTech</text:span></text:p>
            <text:p><text:span text:style-name="T15">Mk3 Cockpit Designs</text:span></text:p>
            <text:p><text:span text:style-name="T16">(256)</text:span></text:p>
            <text:p><text:span text:style-name="T13">mk3Cockpit_Shuttle</text:span></text:p>
          </draw:text-box>
        </draw:frame>
        <draw:connector draw:style-name="gr20" draw:text-style-name="P1" draw:layer="layout" svg:x1="105.5cm" svg:y1="55cm" svg:x2="105.5cm" svg:y2="48cm" draw:start-shape="id90" draw:start-glue-point="0" draw:end-shape="id91" draw:end-glue-point="2" svg:d="M105500 55000v-7000" svg:viewBox="0 0 1 7001">
          <text:p/>
        </draw:connector>
        <draw:connector draw:style-name="gr20" draw:text-style-name="P1" draw:layer="layout" svg:x1="84cm" svg:y1="57.5cm" svg:x2="91cm" svg:y2="51.489cm" draw:start-shape="id92" draw:start-glue-point="1" draw:end-shape="id88" draw:end-glue-point="3" svg:d="M84000 57500h3500v-6011h3500" svg:viewBox="0 0 7001 6012">
          <text:p/>
        </draw:connector>
        <draw:connector draw:style-name="gr20" draw:text-style-name="P1" draw:layer="layout" svg:x1="66cm" svg:y1="45.508cm" svg:x2="79cm" svg:y2="57.5cm" draw:start-shape="id85" draw:start-glue-point="1" draw:end-shape="id92" draw:end-glue-point="3" svg:d="M66000 45508h6500v11992h6500" svg:viewBox="0 0 13001 11993">
          <text:p/>
        </draw:connector>
        <draw:connector draw:style-name="gr20" draw:text-style-name="P1" draw:layer="layout" svg:x1="81.5cm" svg:y1="55cm" svg:x2="81.5cm" svg:y2="48cm" draw:start-shape="id92" draw:start-glue-point="0" draw:end-shape="id93" svg:d="M81500 55000v-7000" svg:viewBox="0 0 1 7001">
          <text:p/>
        </draw:connector>
        <draw:connector draw:style-name="gr20" draw:text-style-name="P1" draw:layer="layout" svg:x1="93.5cm" svg:y1="49cm" svg:x2="99.5cm" svg:y2="42cm" draw:start-shape="id88" draw:start-glue-point="0" draw:end-shape="id87" draw:end-glue-point="2" svg:d="M93500 49000v-3500h6000v-3500" svg:viewBox="0 0 6001 7001">
          <text:p/>
        </draw:connector>
        <draw:connector draw:style-name="gr20" draw:text-style-name="P1" draw:layer="layout" svg:x1="84cm" svg:y1="57.5cm" svg:x2="103cm" svg:y2="57.5cm" draw:start-shape="id92" draw:start-glue-point="1" draw:end-shape="id90" draw:end-glue-point="3" svg:d="M84000 57500h19000" svg:viewBox="0 0 19001 1">
          <text:p/>
        </draw:connector>
        <draw:frame draw:style-name="gr15" draw:text-style-name="P2" xml:id="id108" draw:id="id108" draw:layer="layout" svg:width="5cm" svg:height="5cm" svg:x="85cm" svg:y="25cm">
          <draw:text-box>
            <text:p><text:span text:style-name="T6">largeAdvLanding</text:span></text:p>
            <text:p><text:span text:style-name="T17">RDicon_landing-advanced</text:span></text:p>
            <text:p><text:span text:style-name="T11">Large Landing Gear</text:span></text:p>
            <text:p><text:span text:style-name="T12">(91)</text:span></text:p>
            <text:p><text:span text:style-name="T6">GearLarge</text:span></text:p>
          </draw:text-box>
        </draw:frame>
        <draw:frame draw:style-name="gr21" draw:text-style-name="P2" xml:id="id96" draw:id="id96" draw:layer="layout" svg:width="5cm" svg:height="5.004cm" svg:x="73cm" svg:y="60.996cm">
          <draw:text-box>
            <text:p><text:span text:style-name="T6">*highAltitudeFlight</text:span></text:p>
            <text:p><text:span text:style-name="T10">RDicon_flight-highAltitude</text:span></text:p>
            <text:p><text:span text:style-name="T11">High Altitude Flight</text:span></text:p>
            <text:p><text:span text:style-name="T12">(45)</text:span></text:p>
            <text:p><text:span text:style-name="T13">sweptWing1 (A)</text:span></text:p>
            <text:p><text:span text:style-name="T13">sweptWing2 (B)</text:span></text:p>
            <text:p><text:span text:style-name="T13">wingConnector (A)</text:span></text:p>
            <text:p><text:span text:style-name="T13">wingConnector3 (C)</text:span></text:p>
            <text:p><text:span text:style-name="T13">structuralWing (A)</text:span></text:p>
            <text:p><text:span text:style-name="T13">structuralWing2 (B)</text:span></text:p>
          </draw:text-box>
        </draw:frame>
        <draw:connector draw:style-name="gr20" draw:text-style-name="P1" draw:layer="layout" svg:x1="66cm" svg:y1="45.508cm" svg:x2="73cm" svg:y2="27.5cm" draw:start-shape="id85" draw:start-glue-point="1" draw:end-shape="id94" draw:end-glue-point="3" svg:d="M66000 45508h3500v-18008h3500" svg:viewBox="0 0 7001 18009">
          <text:p/>
        </draw:connector>
        <draw:connector draw:style-name="gr20" draw:text-style-name="P1" draw:layer="layout" svg:x1="105.5cm" svg:y1="55cm" svg:x2="111.5cm" svg:y2="48cm" draw:start-shape="id90" draw:start-glue-point="0" draw:end-shape="id95" draw:end-glue-point="2" svg:d="M105500 55000v-3500h6000v-3500" svg:viewBox="0 0 6001 7001">
          <text:p/>
        </draw:connector>
        <draw:connector draw:style-name="gr20" draw:text-style-name="P1" draw:layer="layout" svg:x1="54cm" svg:y1="63.494cm" svg:x2="73cm" svg:y2="63.498cm" draw:start-shape="id36" draw:start-glue-point="1" draw:end-shape="id96" draw:end-glue-point="3" svg:d="M54000 63494h9500v4h9500" svg:viewBox="0 0 19001 5">
          <text:p/>
        </draw:connector>
        <draw:frame draw:style-name="gr15" draw:text-style-name="P2" xml:id="id98" draw:id="id98" draw:layer="layout" svg:width="5cm" svg:height="5cm" svg:x="115cm" svg:y="67cm">
          <draw:text-box>
            <text:p><text:span text:style-name="T6">*hypersonicFlight</text:span></text:p>
            <text:p><text:span text:style-name="T10">RDicon_flight-hypersonic</text:span></text:p>
            <text:p><text:span text:style-name="T11">Hypersonic Flight</text:span></text:p>
            <text:p><text:span text:style-name="T12">(512)</text:span></text:p>
            <text:p><text:span text:style-name="T13">wingStrake</text:span></text:p>
            <text:p><text:span text:style-name="T13">AdvancedCanard</text:span></text:p>
            <text:p><text:span text:style-name="T13"/></text:p>
          </draw:text-box>
        </draw:frame>
        <draw:connector draw:style-name="gr20" draw:text-style-name="P1" draw:layer="layout" svg:x1="108cm" svg:y1="69.5cm" svg:x2="115cm" svg:y2="69.5cm" draw:start-shape="id97" draw:start-glue-point="1" draw:end-shape="id98" draw:end-glue-point="3" svg:d="M108000 69500h7000" svg:viewBox="0 0 7001 1">
          <text:p/>
        </draw:connector>
        <draw:connector draw:style-name="gr20" draw:text-style-name="P1" draw:layer="layout" svg:x1="78cm" svg:y1="63.498cm" svg:x2="85cm" svg:y2="69.5cm" draw:start-shape="id96" draw:start-glue-point="1" draw:end-shape="id84" svg:d="M78000 63498h3500v6002h3500" svg:viewBox="0 0 7001 6003">
          <text:p/>
        </draw:connector>
        <draw:frame draw:style-name="gr15" draw:text-style-name="P2" xml:id="id99" draw:id="id99" draw:layer="layout" svg:width="5cm" svg:height="5cm" svg:x="103cm" svg:y="60.994cm">
          <draw:text-box>
            <text:p><text:span text:style-name="T6">*heavyAerodynamics</text:span></text:p>
            <text:p><text:span text:style-name="T10">RDicon_aerospaceTech2</text:span></text:p>
            <text:p><text:span text:style-name="T11">Heavy Aerodynamics</text:span></text:p>
            <text:p><text:span text:style-name="T12">(256)</text:span></text:p>
            <text:p><text:span text:style-name="T13">airlinerCtrlSrf</text:span></text:p>
            <text:p><text:span text:style-name="T13">airlinerMainWing</text:span></text:p>
            <text:p><text:span text:style-name="T13">airlinerTailFin</text:span></text:p>
          </draw:text-box>
        </draw:frame>
        <draw:frame draw:style-name="gr15" draw:text-style-name="P2" xml:id="id100" draw:id="id100" draw:layer="layout" svg:width="5cm" svg:height="5cm" svg:x="115cm" svg:y="60.994cm">
          <draw:text-box>
            <text:p><text:span text:style-name="T6">*aerospaceTech</text:span></text:p>
            <text:p><text:span text:style-name="T10">RDicon_aerodynamics-experimental</text:span></text:p>
            <text:p><text:span text:style-name="T11">Advanced Aerospace Tech</text:span></text:p>
            <text:p><text:span text:style-name="T16">(512)</text:span></text:p>
            <text:p><text:span text:style-name="T13">wingShuttleDelta</text:span></text:p>
            <text:p><text:span text:style-name="T13">wingShuttleElevon1</text:span></text:p>
            <text:p><text:span text:style-name="T13">wingShuttleElevon2</text:span></text:p>
          </draw:text-box>
        </draw:frame>
        <draw:connector draw:style-name="gr20" draw:text-style-name="P1" draw:layer="layout" svg:x1="78cm" svg:y1="63.498cm" svg:x2="103cm" svg:y2="63.494cm" draw:start-shape="id96" draw:start-glue-point="1" draw:end-shape="id99" draw:end-glue-point="3" svg:d="M78000 63498h12500v-4h12500" svg:viewBox="0 0 25001 5">
          <text:p/>
        </draw:connector>
        <draw:connector draw:style-name="gr20" draw:text-style-name="P1" draw:layer="layout" svg:x1="108cm" svg:y1="63.494cm" svg:x2="115cm" svg:y2="63.494cm" draw:start-shape="id99" draw:start-glue-point="1" draw:end-shape="id100" draw:end-glue-point="3" svg:d="M108000 63494h7000" svg:viewBox="0 0 7001 1">
          <text:p/>
        </draw:connector>
        <draw:frame draw:style-name="gr15" draw:text-style-name="P2" xml:id="id102" draw:id="id102" draw:layer="layout" svg:width="5cm" svg:height="5cm" svg:x="19cm" svg:y="13cm">
          <draw:text-box>
            <text:p><text:span text:style-name="T5">*experimentalElectrics</text:span></text:p>
            <text:p><text:span text:style-name="T8">RDicon_electrics-experimental</text:span></text:p>
            <text:p><text:span text:style-name="T3">Experimental Electrics</text:span></text:p>
            <text:p><text:span text:style-name="T9">(1024)</text:span></text:p>
            <text:p><text:span text:style-name="T6"/></text:p>
          </draw:text-box>
        </draw:frame>
        <draw:frame draw:style-name="gr15" draw:text-style-name="P2" xml:id="id101" draw:id="id101" draw:layer="layout" svg:width="5cm" svg:height="5cm" svg:x="37cm" svg:y="13cm">
          <draw:text-box>
            <text:p><text:span text:style-name="T5">*experimentalScience</text:span></text:p>
            <text:p><text:span text:style-name="T8">RDicon_science-experimental</text:span></text:p>
            <text:p><text:span text:style-name="T3">Experimental Science</text:span></text:p>
            <text:p><text:span text:style-name="T9">(1024)</text:span></text:p>
          </draw:text-box>
        </draw:frame>
        <draw:connector draw:style-name="gr20" draw:text-style-name="P1" draw:layer="layout" svg:x1="39.5cm" svg:y1="25cm" svg:x2="39.5cm" svg:y2="18cm" draw:start-shape="id68" draw:start-glue-point="0" draw:end-shape="id101" svg:d="M39500 25000v-7000" svg:viewBox="0 0 1 7001">
          <text:p/>
        </draw:connector>
        <draw:connector draw:style-name="gr20" draw:text-style-name="P1" draw:layer="layout" svg:x1="21.5cm" svg:y1="61cm" svg:x2="21.5cm" svg:y2="18cm" draw:start-shape="id74" draw:start-glue-point="0" draw:end-shape="id102" draw:end-glue-point="2" svg:d="M21500 61000v-43000" svg:viewBox="0 0 1 43001">
          <text:p/>
        </draw:connector>
        <draw:frame draw:style-name="gr15" draw:text-style-name="P4" xml:id="id103" draw:id="id103" draw:layer="layout" svg:width="5cm" svg:height="5cm" svg:x="31cm" svg:y="13cm">
          <draw:text-box>
            <text:p><text:span text:style-name="T6">*automation</text:span></text:p>
            <text:p><text:span text:style-name="T10">RDicon_robotics</text:span></text:p>
            <text:p><text:span text:style-name="T11">Automation</text:span></text:p>
            <text:p><text:span text:style-name="T12">(1024)</text:span></text:p>
            <text:p><text:span text:style-name="T13"/></text:p>
            <text:p><text:span text:style-name="T13"/></text:p>
          </draw:text-box>
        </draw:frame>
        <draw:connector draw:style-name="gr20" draw:text-style-name="P1" draw:layer="layout" svg:x1="33.5cm" svg:y1="31cm" svg:x2="33.5cm" svg:y2="18cm" draw:start-shape="id79" draw:start-glue-point="0" draw:end-shape="id103" draw:end-glue-point="2" svg:d="M33500 31000v-13000" svg:viewBox="0 0 1 13001">
          <text:p/>
        </draw:connector>
        <draw:frame draw:style-name="gr15" draw:text-style-name="P2" xml:id="id105" draw:id="id105" draw:layer="layout" svg:width="5cm" svg:height="5cm" svg:x="127cm" svg:y="163cm">
          <draw:text-box>
            <text:p><text:span text:style-name="T12">Exp. Motors</text:span><text:span text:style-name="T16"> (1024)</text:span></text:p>
            <text:p><text:span text:style-name="T16">[Exp. Motors]</text:span></text:p>
            <text:p><text:span text:style-name="T13"/></text:p>
          </draw:text-box>
        </draw:frame>
        <draw:frame draw:style-name="gr15" draw:text-style-name="P2" xml:id="id106" draw:id="id106" draw:layer="layout" svg:width="5cm" svg:height="5cm" svg:x="127cm" svg:y="103cm">
          <draw:text-box>
            <text:p><text:span text:style-name="T6">experimentalRocketry</text:span></text:p>
            <text:p><text:span text:style-name="T10">RDicon_rocketry-advanced</text:span></text:p>
            <text:p><text:span text:style-name="T11">Experimental Rocketry</text:span></text:p>
            <text:p><text:span text:style-name="T12">(1024)</text:span></text:p>
            <text:p><text:span text:style-name="T6"/></text:p>
          </draw:text-box>
        </draw:frame>
        <draw:frame draw:style-name="gr15" draw:text-style-name="P2" xml:id="id107" draw:id="id107" draw:layer="layout" svg:width="5cm" svg:height="5cm" svg:x="127cm" svg:y="61cm">
          <draw:text-box>
            <text:p><text:span text:style-name="T12">Exp. Aerospace Tech</text:span></text:p>
            <text:p><text:span text:style-name="T16">[Exp. Aerodynamics]</text:span></text:p>
          </draw:text-box>
        </draw:frame>
        <draw:connector draw:style-name="gr20" draw:text-style-name="P1" draw:layer="layout" svg:x1="120cm" svg:y1="165.5cm" svg:x2="127cm" svg:y2="165.5cm" draw:start-shape="id104" draw:start-glue-point="1" draw:end-shape="id105" draw:end-glue-point="3" svg:d="M120000 165500h7000" svg:viewBox="0 0 7001 1">
          <text:p/>
        </draw:connector>
        <draw:connector draw:style-name="gr20" draw:text-style-name="P1" draw:layer="layout" svg:x1="108cm" svg:y1="105.5cm" svg:x2="127cm" svg:y2="105.5cm" draw:start-shape="id16" draw:start-glue-point="1" draw:end-shape="id106" draw:end-glue-point="3" svg:d="M108000 105500h19000" svg:viewBox="0 0 19001 1">
          <text:p/>
        </draw:connector>
        <draw:connector draw:style-name="gr20" draw:text-style-name="P1" draw:layer="layout" svg:x1="120cm" svg:y1="63.494cm" svg:x2="127cm" svg:y2="63.5cm" draw:start-shape="id100" draw:start-glue-point="1" draw:end-shape="id107" draw:end-glue-point="3" svg:d="M120000 63494h3500v6h3500" svg:viewBox="0 0 7001 7">
          <text:p/>
        </draw:connector>
        <draw:frame draw:style-name="gr30" draw:text-style-name="P2" draw:layer="layout" svg:width="5cm" svg:height="5cm" svg:x="78cm" svg:y="61cm">
          <draw:text-box>
            <text:p><text:span text:style-name="T13"/></text:p>
            <text:p><text:span text:style-name="T13">elevon2</text:span></text:p>
            <text:p><text:span text:style-name="T13">elevon3</text:span></text:p>
            <text:p><text:span text:style-name="T13">smallCtrlSrf (4)</text:span></text:p>
            <text:p><text:span text:style-name="T13">elevon5</text:span></text:p>
            <text:p><text:span text:style-name="T13">airbrake1</text:span></text:p>
            <text:p><text:span text:style-name="T13">winglet3</text:span></text:p>
          </draw:text-box>
        </draw:frame>
        <draw:connector draw:style-name="gr20" draw:text-style-name="P1" draw:layer="layout" svg:x1="78cm" svg:y1="27.5cm" svg:x2="85cm" svg:y2="27.5cm" draw:start-shape="id94" draw:start-glue-point="1" draw:end-shape="id108" draw:end-glue-point="3" svg:d="M78000 27500h7000" svg:viewBox="0 0 7001 1">
          <text:p/>
        </draw:connector>
        <draw:frame draw:style-name="gr30" draw:text-style-name="P2" draw:layer="layout" svg:width="5cm" svg:height="5cm" svg:x="96cm" svg:y="49cm">
          <draw:text-box>
            <text:p><text:span text:style-name="T13">mk2Fuselage</text:span></text:p>
            <text:p><text:span text:style-name="T13">mk2FuselageLongLFO</text:span></text:p>
            <text:p><text:span text:style-name="T13"/></text:p>
            <text:p><text:span text:style-name="T13">mk2_1m_Bicoupler</text:span></text:p>
            <text:p><text:span text:style-name="T13">mk2_1m_AdapterLong</text:span></text:p>
            <text:p><text:span text:style-name="T13">mk2SpacePlaneAdapter</text:span></text:p>
            <text:p><text:span text:style-name="T13">adapterSize2-Mk2</text:span></text:p>
          </draw:text-box>
        </draw:frame>
        <draw:frame draw:style-name="gr30" draw:text-style-name="P2" draw:layer="layout" svg:width="5cm" svg:height="5cm" svg:x="108cm" svg:y="67cm">
          <draw:text-box>
            <text:p><text:span text:style-name="T13"/></text:p>
            <text:p><text:span text:style-name="T13">deltaWing</text:span></text:p>
            <text:p><text:span text:style-name="T13">delta_small</text:span></text:p>
            <text:p><text:span text:style-name="T13">CanardController</text:span></text:p>
          </draw:text-box>
        </draw:frame>
        <draw:connector draw:style-name="gr24" draw:text-style-name="P1" draw:layer="layout" svg:x1="51.5cm" svg:y1="60.994cm" svg:x2="51.5cm" svg:y2="41.994cm" draw:start-shape="id36" draw:start-glue-point="0" draw:end-shape="id64" draw:end-glue-point="2" svg:d="M51500 60994v-19000" svg:viewBox="0 0 1 19001">
          <text:p/>
        </draw:connector>
        <draw:frame draw:style-name="gr15" draw:text-style-name="P2" xml:id="id56" draw:id="id56" draw:layer="layout" svg:width="5cm" svg:height="5cm" svg:x="103cm" svg:y="163cm">
          <draw:text-box>
            <text:p><text:span text:style-name="T6">impFieldScience</text:span></text:p>
            <text:p><text:span text:style-name="T10">RDicon_science-field</text:span></text:p>
            <text:p><text:span text:style-name="T11">Improved Motors</text:span></text:p>
            <text:p><text:span text:style-name="T16">(256)</text:span></text:p>
            <text:p><text:span text:style-name="T13">seatExternalCmd</text:span></text:p>
            <text:p><text:span text:style-name="T6">roverWheel1</text:span></text:p>
          </draw:text-box>
        </draw:frame>
        <draw:connector draw:style-name="gr20" draw:text-style-name="P1" draw:layer="layout" svg:x1="108cm" svg:y1="165.5cm" svg:x2="115cm" svg:y2="165.5cm" draw:start-shape="id56" draw:start-glue-point="1" draw:end-shape="id104" draw:end-glue-point="3" svg:d="M108000 165500h7000" svg:viewBox="0 0 7001 1">
          <text:p/>
        </draw:connector>
        <draw:frame draw:style-name="gr15" draw:text-style-name="P2" xml:id="id43" draw:id="id43" draw:layer="layout" svg:width="5cm" svg:height="5cm" svg:x="91cm" svg:y="13cm">
          <draw:text-box>
            <text:p><text:span text:style-name="T5">impMetaMaterials</text:span></text:p>
            <text:p><text:span text:style-name="T8">RDicon_metamaterials</text:span></text:p>
            <text:p><text:span text:style-name="T3">Imporved Habitation</text:span></text:p>
            <text:p><text:span text:style-name="T9">(128)</text:span></text:p>
            <text:p><text:span text:style-name="T5">stationHub</text:span></text:p>
            <text:p><text:span text:style-name="T5">cupola</text:span></text:p>
          </draw:text-box>
        </draw:frame>
        <draw:connector draw:style-name="gr20" draw:text-style-name="P1" draw:layer="layout" svg:x1="96cm" svg:y1="15.5cm" svg:x2="103cm" svg:y2="15.5cm" draw:start-shape="id43" draw:start-glue-point="1" draw:end-shape="id109" draw:end-glue-point="3" svg:d="M96000 15500h7000" svg:viewBox="0 0 7001 1">
          <text:p/>
        </draw:connector>
        <draw:frame draw:style-name="gr15" draw:text-style-name="P2" xml:id="id37" draw:id="id37" draw:layer="layout" svg:width="5cm" svg:height="5cm" svg:x="61cm" svg:y="7cm">
          <draw:text-box>
            <text:p><text:span text:style-name="T21">adaptors</text:span></text:p>
            <text:p><text:span text:style-name="T25">RDicon_metalworks-advanced</text:span></text:p>
            <text:p><text:span text:style-name="T11">Adaptors</text:span></text:p>
            <text:p><text:span text:style-name="T12">(23)</text:span></text:p>
            <text:p><text:span text:style-name="T6">stackBiCoupler</text:span></text:p>
            <text:p><text:span text:style-name="T6">stackTriCoupler</text:span></text:p>
            <text:p><text:span text:style-name="T6">stackQuadCoupler</text:span></text:p>
            <text:p><text:span text:style-name="T6"/></text:p>
            <text:p><text:span text:style-name="T13"/></text:p>
          </draw:text-box>
        </draw:frame>
        <draw:frame draw:style-name="gr30" draw:text-style-name="P2" draw:layer="layout" svg:width="5cm" svg:height="5cm" svg:x="108cm" svg:y="55cm">
          <draw:text-box>
            <text:p><text:span text:style-name="T13"/></text:p>
            <text:p><text:span text:style-name="T13">mk3FuselageLFO_25</text:span></text:p>
            <text:p><text:span text:style-name="T13">mk3FuselageLFO_50</text:span></text:p>
            <text:p><text:span text:style-name="T13">mk3FuselageLFO_100</text:span></text:p>
            <text:p><text:span text:style-name="T13">mk3FuselageMONO</text:span></text:p>
            <text:p><text:span text:style-name="T13"/></text:p>
            <text:p><text:span text:style-name="T13">adapterMk3-Mk2</text:span></text:p>
            <text:p><text:span text:style-name="T13">adapterMk3-Size2</text:span></text:p>
            <text:p><text:span text:style-name="T13">adapterMk3-Size2Slant</text:span></text:p>
            <text:p><text:span text:style-name="T13">adapterSize3-Mk3</text:span></text:p>
          </draw:text-box>
        </draw:frame>
        <draw:frame draw:style-name="gr15" draw:text-style-name="P2" xml:id="id97" draw:id="id97" draw:layer="layout" svg:width="5cm" svg:height="5cm" svg:x="103cm" svg:y="67cm">
          <draw:text-box>
            <text:p><text:span text:style-name="T6">*supersonicFlight</text:span></text:p>
            <text:p><text:span text:style-name="T10">RDicon_flight-supersonic</text:span></text:p>
            <text:p><text:span text:style-name="T12">Supersonic Flight</text:span></text:p>
            <text:p><text:span text:style-name="T12">(256)</text:span></text:p>
            <text:p><text:span text:style-name="T13">wingConnector4 (D)</text:span></text:p>
            <text:p><text:span text:style-name="T13">wingConnector5 (E)</text:span></text:p>
            <text:p><text:span text:style-name="T13">structuralWing3 (C)</text:span><text:span text:style-name="T13"><text:line-break/></text:span><text:span text:style-name="T13">structuralWing4 (D)</text:span></text:p>
          </draw:text-box>
        </draw:frame>
        <draw:connector draw:style-name="gr20" draw:text-style-name="P1" draw:layer="layout" svg:x1="90cm" svg:y1="69.5cm" svg:x2="103cm" svg:y2="69.5cm" draw:start-shape="id84" draw:start-glue-point="1" draw:end-shape="id97" draw:end-glue-point="3" svg:d="M90000 69500h13000" svg:viewBox="0 0 13001 1">
          <text:p/>
        </draw:connector>
        <draw:connector draw:style-name="gr20" draw:text-style-name="P1" draw:layer="layout" svg:x1="108cm" svg:y1="75.5cm" svg:x2="115cm" svg:y2="69.5cm" draw:start-shape="id21" draw:start-glue-point="1" draw:end-shape="id98" svg:d="M108000 75500h3500v-6000h3500" svg:viewBox="0 0 7001 6001">
          <text:p/>
        </draw:connector>
        <draw:frame draw:style-name="gr30" draw:text-style-name="P2" draw:layer="layout" svg:width="5cm" svg:height="5cm" svg:x="120cm" svg:y="61cm">
          <draw:text-box>
            <text:p><text:span text:style-name="T13"/></text:p>
            <text:p><text:span text:style-name="T13">wingShuttleRudder</text:span></text:p>
            <text:p><text:span text:style-name="T13">wingShuttleStrake</text:span></text:p>
          </draw:text-box>
        </draw:frame>
        <draw:frame draw:style-name="gr22" draw:text-style-name="P2" xml:id="id111" draw:id="id111" draw:layer="layout" svg:width="5cm" svg:height="5.017cm" svg:x="37cm" svg:y="85.483cm">
          <draw:text-box>
            <text:p><text:span text:style-name="T13">*aviation</text:span></text:p>
            <text:p><text:span text:style-name="T14">RDicon_aerospaceTech</text:span></text:p>
            <text:p><text:span text:style-name="T15">Early Flight</text:span></text:p>
            <text:p><text:span text:style-name="T16">(6)</text:span></text:p>
            <text:p><text:span text:style-name="T6">sweptWing</text:span></text:p>
            <text:p><text:span text:style-name="T6">wingConnector2 (B)</text:span></text:p>
            <text:p><text:span text:style-name="T13">StandardCtrlSrf (1)</text:span></text:p>
            <text:p><text:span text:style-name="T6">tailfin</text:span></text:p>
          </draw:text-box>
        </draw:frame>
        <draw:frame draw:style-name="gr15" draw:text-style-name="P2" xml:id="id110" draw:id="id110" draw:layer="layout" svg:width="5cm" svg:height="5cm" svg:x="43cm" svg:y="85.5cm">
          <draw:text-box>
            <text:p><text:span text:style-name="T6">airframe</text:span></text:p>
            <text:p><text:span text:style-name="T10">RDicon_aerospaceTech</text:span></text:p>
            <text:p><text:span text:style-name="T11">Airframe Designs</text:span></text:p>
            <text:p><text:span text:style-name="T12">(8)</text:span></text:p>
            <text:p><text:span text:style-name="T6">airplaneTail</text:span></text:p>
            <text:p><text:span text:style-name="T13">Mark1Cockpit</text:span></text:p>
            <text:p><text:span text:style-name="T13">GearFixed</text:span></text:p>
            <text:p><text:span text:style-name="T13">GearFree</text:span></text:p>
          </draw:text-box>
        </draw:frame>
        <draw:connector draw:style-name="gr20" draw:text-style-name="P1" draw:layer="layout" svg:x1="51.5cm" svg:y1="96.987cm" svg:x2="45.5cm" svg:y2="90.5cm" draw:start-shape="id24" draw:start-glue-point="0" draw:end-shape="id110" draw:end-glue-point="2" svg:d="M51500 96987v-3243h-6000v-3244" svg:viewBox="0 0 6001 6488">
          <text:p/>
        </draw:connector>
        <draw:connector draw:style-name="gr20" draw:text-style-name="P1" draw:layer="layout" svg:x1="36cm" svg:y1="99.494cm" svg:x2="39.5cm" svg:y2="90.5cm" draw:start-shape="id5" draw:start-glue-point="1" draw:end-shape="id111" draw:end-glue-point="2" svg:d="M36000 99494h3500v-8994" svg:viewBox="0 0 3501 8995">
          <text:p/>
        </draw:connector>
        <draw:connector draw:style-name="gr20" draw:text-style-name="P1" draw:layer="layout" svg:x1="36cm" svg:y1="99.494cm" svg:x2="45.5cm" svg:y2="90.5cm" draw:start-shape="id5" draw:start-glue-point="1" draw:end-shape="id110" draw:end-glue-point="2" svg:d="M36000 99494h9500v-8994" svg:viewBox="0 0 9501 8995">
          <text:p/>
        </draw:connector>
        <draw:connector draw:style-name="gr20" draw:text-style-name="P1" draw:layer="layout" svg:x1="63.5cm" svg:y1="43cm" svg:x2="91cm" svg:y2="21.5cm" draw:start-shape="id85" draw:start-glue-point="0" draw:end-shape="id44" draw:end-glue-point="3" svg:d="M63500 43000v-21500h27500" svg:viewBox="0 0 27501 21501">
          <text:p/>
        </draw:connector>
        <draw:connector draw:style-name="gr20" draw:text-style-name="P1" draw:layer="layout" svg:x1="63.5cm" svg:y1="43cm" svg:x2="79cm" svg:y2="15.5cm" draw:start-shape="id85" draw:start-glue-point="0" draw:end-shape="id42" draw:end-glue-point="3" svg:d="M63500 43000v-27500h15500" svg:viewBox="0 0 15501 27501">
          <text:p/>
        </draw:connector>
        <draw:frame draw:style-name="gr28" draw:text-style-name="P2" draw:layer="layout" svg:width="5cm" svg:height="5.004cm" svg:x="72cm" svg:y="79cm">
          <draw:text-box>
            <text:p><text:span text:style-name="T13"/></text:p>
            <text:p><text:span text:style-name="T5">RCSFuelTank</text:span></text:p>
            <text:p><text:span text:style-name="T13">adapterSmallMiniTall</text:span></text:p>
            <text:p><text:span text:style-name="T13">fairingSize1</text:span></text:p>
          </draw:text-box>
        </draw:frame>
        <draw:frame draw:style-name="gr28" draw:text-style-name="P2" draw:layer="layout" svg:width="5cm" svg:height="5.004cm" svg:x="102cm" svg:y="84.996cm">
          <draw:text-box>
            <text:p><text:span text:style-name="T13"/></text:p>
            <text:p><text:span text:style-name="T5">Size3to2Adapter</text:span></text:p>
            <text:p><text:span text:style-name="T5">fairingSize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Icely</meta:initial-creator>
    <meta:creation-date>2013-10-21T16:51:52.70</meta:creation-date>
    <dc:date>2015-05-08T22:43:09.453000000</dc:date>
    <meta:editing-duration>P3DT17H29M2S</meta:editing-duration>
    <meta:editing-cycles>141</meta:editing-cycles>
    <meta:generator>LibreOffice/4.3.7.2$Windows_x86 LibreOffice_project/8a35821d8636a03b8bf4e15b48f59794652c68ba</meta:generator>
    <meta:document-statistic meta:object-count="272"/>
  </office:meta>
</office:document-meta>
</file>